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208in" table:align="center"/>
    </style:style>
    <style:style style:name="Table1.A" style:family="table-column">
      <style:table-column-properties style:column-width="0.7479in"/>
    </style:style>
    <style:style style:name="Table1.B" style:family="table-column">
      <style:table-column-properties style:column-width="3.4375in"/>
    </style:style>
    <style:style style:name="Table1.C" style:family="table-column">
      <style:table-column-properties style:column-width="2.6354in"/>
    </style:style>
    <style:style style:name="Table1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.2" style:family="table-row">
      <style:table-row-properties fo:background-color="#ffffff">
        <style:background-image/>
      </style:table-row-properties>
    </style:style>
    <style:style style:name="Table1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0.05pt solid #c0c0c0" fo:border-right="none" fo:border-top="none" fo:border-bottom="0.05pt solid #c0c0c0">
        <style:background-image/>
      </style:table-cell-properties>
    </style:style>
    <style:style style:name="Table1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1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1.B3" style:family="table-cell">
      <style:table-cell-properties style:vertical-align="middle" fo:background-color="#ffffff" fo:padding="0.0382in" fo:border-left="0.05pt solid #c0c0c0" fo:border-right="none" fo:border-top="none" fo:border-bottom="0.05pt solid #333333">
        <style:background-image/>
      </style:table-cell-properties>
    </style:style>
    <style:style style:name="Table1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2" style:family="table">
      <style:table-properties style:width="6.8208in" table:align="center"/>
    </style:style>
    <style:style style:name="Table2.A" style:family="table-column">
      <style:table-column-properties style:column-width="0.7479in"/>
    </style:style>
    <style:style style:name="Table2.B" style:family="table-column">
      <style:table-column-properties style:column-width="3.4375in"/>
    </style:style>
    <style:style style:name="Table2.C" style:family="table-column">
      <style:table-column-properties style:column-width="2.6354in"/>
    </style:style>
    <style:style style:name="Table2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2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2.2" style:family="table-row">
      <style:table-row-properties fo:background-color="#ffffff">
        <style:background-image/>
      </style:table-row-properties>
    </style:style>
    <style:style style:name="Table2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2.B2" style:family="table-cell">
      <style:table-cell-properties style:vertical-align="middle" fo:background-color="#ffffff" fo:padding="0.0382in" fo:border-left="0.05pt solid #c0c0c0" fo:border-right="none" fo:border-top="none" fo:border-bottom="0.05pt solid #c0c0c0">
        <style:background-image/>
      </style:table-cell-properties>
    </style:style>
    <style:style style:name="Table2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2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2.B3" style:family="table-cell">
      <style:table-cell-properties style:vertical-align="middle" fo:background-color="#ffffff" fo:padding="0.0382in" fo:border-left="0.05pt solid #c0c0c0" fo:border-right="none" fo:border-top="none" fo:border-bottom="0.05pt solid #333333">
        <style:background-image/>
      </style:table-cell-properties>
    </style:style>
    <style:style style:name="Table2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3" style:family="table">
      <style:table-properties style:width="6.8208in" table:align="center"/>
    </style:style>
    <style:style style:name="Table3.A" style:family="table-column">
      <style:table-column-properties style:column-width="0.7479in"/>
    </style:style>
    <style:style style:name="Table3.B" style:family="table-column">
      <style:table-column-properties style:column-width="3.4375in"/>
    </style:style>
    <style:style style:name="Table3.C" style:family="table-column">
      <style:table-column-properties style:column-width="2.6354in"/>
    </style:style>
    <style:style style:name="Table3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3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3.2" style:family="table-row">
      <style:table-row-properties fo:background-color="#ffffff">
        <style:background-image/>
      </style:table-row-properties>
    </style:style>
    <style:style style:name="Table3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3.B2" style:family="table-cell">
      <style:table-cell-properties style:vertical-align="middle" fo:background-color="#ffffff" fo:padding="0.0382in" fo:border-left="0.05pt solid #c0c0c0" fo:border-right="none" fo:border-top="none" fo:border-bottom="0.05pt solid #c0c0c0">
        <style:background-image/>
      </style:table-cell-properties>
    </style:style>
    <style:style style:name="Table3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3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3.B3" style:family="table-cell">
      <style:table-cell-properties style:vertical-align="middle" fo:background-color="#ffffff" fo:padding="0.0382in" fo:border-left="0.05pt solid #c0c0c0" fo:border-right="none" fo:border-top="none" fo:border-bottom="0.05pt solid #333333">
        <style:background-image/>
      </style:table-cell-properties>
    </style:style>
    <style:style style:name="Table3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4" style:family="table">
      <style:table-properties style:width="6.8208in" table:align="center"/>
    </style:style>
    <style:style style:name="Table4.A" style:family="table-column">
      <style:table-column-properties style:column-width="0.7479in"/>
    </style:style>
    <style:style style:name="Table4.B" style:family="table-column">
      <style:table-column-properties style:column-width="3.4375in"/>
    </style:style>
    <style:style style:name="Table4.C" style:family="table-column">
      <style:table-column-properties style:column-width="2.6354in"/>
    </style:style>
    <style:style style:name="Table4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4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4.2" style:family="table-row">
      <style:table-row-properties fo:background-color="#ffffff">
        <style:background-image/>
      </style:table-row-properties>
    </style:style>
    <style:style style:name="Table4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4.B2" style:family="table-cell">
      <style:table-cell-properties style:vertical-align="middle" fo:background-color="#ffffff" fo:padding="0.0382in" fo:border-left="0.05pt solid #c0c0c0" fo:border-right="none" fo:border-top="none" fo:border-bottom="0.05pt solid #c0c0c0">
        <style:background-image/>
      </style:table-cell-properties>
    </style:style>
    <style:style style:name="Table4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4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4.B3" style:family="table-cell">
      <style:table-cell-properties style:vertical-align="middle" fo:background-color="#ffffff" fo:padding="0.0382in" fo:border-left="0.05pt solid #c0c0c0" fo:border-right="none" fo:border-top="none" fo:border-bottom="0.05pt solid #333333">
        <style:background-image/>
      </style:table-cell-properties>
    </style:style>
    <style:style style:name="Table4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5" style:family="table">
      <style:table-properties style:width="6.8208in" table:align="center"/>
    </style:style>
    <style:style style:name="Table5.A" style:family="table-column">
      <style:table-column-properties style:column-width="0.7479in"/>
    </style:style>
    <style:style style:name="Table5.B" style:family="table-column">
      <style:table-column-properties style:column-width="3.4375in"/>
    </style:style>
    <style:style style:name="Table5.C" style:family="table-column">
      <style:table-column-properties style:column-width="2.6354in"/>
    </style:style>
    <style:style style:name="Table5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5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5.2" style:family="table-row">
      <style:table-row-properties fo:background-color="#ffffff">
        <style:background-image/>
      </style:table-row-properties>
    </style:style>
    <style:style style:name="Table5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5.B2" style:family="table-cell">
      <style:table-cell-properties style:vertical-align="middle" fo:background-color="#ffffff" fo:padding="0.0382in" fo:border-left="0.05pt solid #c0c0c0" fo:border-right="none" fo:border-top="none" fo:border-bottom="0.05pt solid #c0c0c0">
        <style:background-image/>
      </style:table-cell-properties>
    </style:style>
    <style:style style:name="Table5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5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5.B3" style:family="table-cell">
      <style:table-cell-properties style:vertical-align="middle" fo:background-color="#ffffff" fo:padding="0.0382in" fo:border-left="0.05pt solid #c0c0c0" fo:border-right="none" fo:border-top="none" fo:border-bottom="0.05pt solid #333333">
        <style:background-image/>
      </style:table-cell-properties>
    </style:style>
    <style:style style:name="Table5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6" style:family="table">
      <style:table-properties style:width="6.8208in" table:align="center"/>
    </style:style>
    <style:style style:name="Table6.A" style:family="table-column">
      <style:table-column-properties style:column-width="0.7479in"/>
    </style:style>
    <style:style style:name="Table6.B" style:family="table-column">
      <style:table-column-properties style:column-width="3.4375in"/>
    </style:style>
    <style:style style:name="Table6.C" style:family="table-column">
      <style:table-column-properties style:column-width="2.6354in"/>
    </style:style>
    <style:style style:name="Table6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6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6.2" style:family="table-row">
      <style:table-row-properties fo:background-color="#ffffff">
        <style:background-image/>
      </style:table-row-properties>
    </style:style>
    <style:style style:name="Table6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6.B2" style:family="table-cell">
      <style:table-cell-properties style:vertical-align="middle" fo:background-color="#ffffff" fo:padding="0.0382in" fo:border-left="0.05pt solid #c0c0c0" fo:border-right="none" fo:border-top="none" fo:border-bottom="0.05pt solid #c0c0c0">
        <style:background-image/>
      </style:table-cell-properties>
    </style:style>
    <style:style style:name="Table6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6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6.B3" style:family="table-cell">
      <style:table-cell-properties style:vertical-align="middle" fo:background-color="#ffffff" fo:padding="0.0382in" fo:border-left="0.05pt solid #c0c0c0" fo:border-right="none" fo:border-top="none" fo:border-bottom="0.05pt solid #333333">
        <style:background-image/>
      </style:table-cell-properties>
    </style:style>
    <style:style style:name="Table6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08348a" officeooo:paragraph-rsid="0019ba86"/>
    </style:style>
    <style:style style:name="P2" style:family="paragraph" style:parent-style-name="Standard">
      <style:paragraph-properties fo:text-align="center" style:justify-single-word="false"/>
      <style:text-properties officeooo:rsid="0008348a" officeooo:paragraph-rsid="001ba6fd"/>
    </style:style>
    <style:style style:name="P3" style:family="paragraph" style:parent-style-name="Standard">
      <style:paragraph-properties fo:text-align="center" style:justify-single-word="false"/>
      <style:text-properties officeooo:rsid="0008348a" officeooo:paragraph-rsid="0023afa9"/>
    </style:style>
    <style:style style:name="P4" style:family="paragraph" style:parent-style-name="Standard">
      <style:paragraph-properties fo:text-align="center" style:justify-single-word="false"/>
      <style:text-properties officeooo:rsid="0008348a" officeooo:paragraph-rsid="00259730"/>
    </style:style>
    <style:style style:name="P5" style:family="paragraph" style:parent-style-name="Standard">
      <style:paragraph-properties fo:text-align="center" style:justify-single-word="false"/>
      <style:text-properties officeooo:rsid="0008348a" officeooo:paragraph-rsid="0027783f"/>
    </style:style>
    <style:style style:name="P6" style:family="paragraph" style:parent-style-name="Standard">
      <style:paragraph-properties fo:text-align="center" style:justify-single-word="false"/>
      <style:text-properties officeooo:rsid="0008348a" officeooo:paragraph-rsid="0027aa20"/>
    </style:style>
    <style:style style:name="P7" style:family="paragraph" style:parent-style-name="Standard">
      <style:paragraph-properties fo:text-align="center" style:justify-single-word="false"/>
      <style:text-properties officeooo:rsid="0008348a" officeooo:paragraph-rsid="002914e9"/>
    </style:style>
    <style:style style:name="P8" style:family="paragraph" style:parent-style-name="Standard">
      <style:paragraph-properties fo:text-align="center" style:justify-single-word="false"/>
      <style:text-properties officeooo:rsid="0008348a" officeooo:paragraph-rsid="00298583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9ba8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ba6f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7783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19ba8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ba6f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d73f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5973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7783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officeooo:rsid="00298583" officeooo:paragraph-rsid="00298583"/>
    </style:style>
    <style:style style:name="P1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ba6f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9ba8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04a6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ba6f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e2d7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04a6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062a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e2d7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04a6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062a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e2d7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04a6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062a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e6d88" officeooo:paragraph-rsid="003bdec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03ad58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03b382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03bdec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03cc0a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03cc1b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officeooo:rsid="0008348a" officeooo:paragraph-rsid="0019ba86"/>
    </style:style>
    <style:style style:name="P38" style:family="paragraph" style:parent-style-name="Standard">
      <style:paragraph-properties fo:text-align="center" style:justify-single-word="false"/>
      <style:text-properties officeooo:rsid="0008348a" officeooo:paragraph-rsid="0027aa20"/>
    </style:style>
    <style:style style:name="P39" style:family="paragraph" style:parent-style-name="Standard">
      <style:paragraph-properties fo:text-align="center" style:justify-single-word="false"/>
      <style:text-properties officeooo:rsid="0008348a" officeooo:paragraph-rsid="001ba6fd"/>
    </style:style>
    <style:style style:name="P40" style:family="paragraph" style:parent-style-name="Standard">
      <style:paragraph-properties fo:text-align="center" style:justify-single-word="false"/>
      <style:text-properties officeooo:rsid="0008348a" officeooo:paragraph-rsid="0023afa9"/>
    </style:style>
    <style:style style:name="P41" style:family="paragraph" style:parent-style-name="Standard">
      <style:paragraph-properties fo:text-align="start" style:justify-single-word="false" style:text-autospace="none"/>
      <style:text-properties officeooo:rsid="0008348a" officeooo:paragraph-rsid="002e2d76"/>
    </style:style>
    <style:style style:name="P42" style:family="paragraph" style:parent-style-name="Standard">
      <style:paragraph-properties fo:text-align="start" style:justify-single-word="false" style:text-autospace="none"/>
      <style:text-properties officeooo:rsid="0008348a" officeooo:paragraph-rsid="00304a68"/>
    </style:style>
    <style:style style:name="P43" style:family="paragraph" style:parent-style-name="Standard">
      <style:paragraph-properties fo:text-align="start" style:justify-single-word="false" style:text-autospace="none"/>
      <style:text-properties officeooo:rsid="0008348a" officeooo:paragraph-rsid="003062ad"/>
    </style:style>
    <style:style style:name="P4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e2d7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304a6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3062a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7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03ad58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8" style:family="paragraph" style:parent-style-name="Standard">
      <style:paragraph-properties fo:text-align="center" style:justify-single-word="false" fo:break-before="page"/>
      <style:text-properties officeooo:rsid="0008348a" officeooo:paragraph-rsid="002e2d76"/>
    </style:style>
    <style:style style:name="P49" style:family="paragraph" style:parent-style-name="Standard">
      <style:paragraph-properties fo:text-align="center" style:justify-single-word="false" fo:break-before="page"/>
      <style:text-properties officeooo:rsid="0008348a" officeooo:paragraph-rsid="00304a68"/>
    </style:style>
    <style:style style:name="P50" style:family="paragraph" style:parent-style-name="Standard">
      <style:paragraph-properties fo:text-align="center" style:justify-single-word="false" fo:break-before="page"/>
      <style:text-properties officeooo:rsid="0008348a" officeooo:paragraph-rsid="003062ad"/>
    </style:style>
    <style:style style:name="P5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e2d7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04a6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062a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01ba6f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2" style:family="text">
      <style:text-properties style:font-name="Times New Roman" fo:font-size="10pt" officeooo:rsid="003cd6dc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008348a" style:font-name-asian="Courier New" style:font-size-asian="10pt" style:font-name-complex="Courier New" style:font-size-complex="10pt"/>
    </style:style>
    <style:style style:name="T4" style:family="text">
      <style:text-properties style:font-name="Times New Roman" fo:font-size="10pt" officeooo:rsid="00e0ccf0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0a5ceff" style:font-name-asian="Courier New" style:font-size-asian="10pt" style:font-name-complex="Courier New" style:font-size-complex="10pt"/>
    </style:style>
    <style:style style:name="T6" style:family="text">
      <style:text-properties style:font-name="Times New Roman" fo:font-size="10pt" fo:font-style="italic" officeooo:rsid="00f7b8f0" style:font-name-asian="Courier New" style:font-size-asian="10pt" style:font-style-asian="italic" style:font-name-complex="Courier New" style:font-size-complex="10pt" style:font-style-complex="italic"/>
    </style:style>
    <style:style style:name="T7" style:family="text">
      <style:text-properties style:font-name="Times New Roman" fo:font-size="10pt" officeooo:rsid="00e0ccf0" fo:background-color="#ffffff" loext:char-shading-value="0" style:font-name-asian="Courier New" style:font-size-asian="10pt" style:font-name-complex="Courier New" style:font-size-complex="10pt"/>
    </style:style>
    <style:style style:name="T8" style:family="text">
      <style:text-properties style:font-name="Times New Roman" fo:font-size="10pt" officeooo:rsid="0008348a" fo:background-color="#ffffff" loext:char-shading-value="0" style:font-name-asian="Courier New" style:font-size-asian="10pt" style:font-name-complex="Courier New" style:font-size-complex="10pt"/>
    </style:style>
    <style:style style:name="T9" style:family="text">
      <style:text-properties style:font-name="Times New Roman" style:font-name-asian="Courier New" style:font-name-complex="Courier New"/>
    </style:style>
    <style:style style:name="T10" style:family="text">
      <style:text-properties style:font-name="Times New Roman" officeooo:rsid="000e6d88" fo:background-color="#ffffff" loext:char-shading-value="0" style:font-name-asian="Courier New" style:font-name-complex="Courier New"/>
    </style:style>
    <style:style style:name="T11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2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3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d25f6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4" style:family="text">
      <style:text-properties fo:background-color="#ffffff" loext:char-shading-value="0"/>
    </style:style>
    <style:style style:name="T15" style:family="text">
      <style:text-properties fo:background-color="#ffffff" loext:char-shading-value="0" style:font-size-complex="10pt"/>
    </style:style>
    <style:style style:name="T16" style:family="text">
      <style:text-properties officeooo:rsid="003cc0a4" fo:background-color="#ffffff" loext:char-shading-value="0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8" text:anchor-type="as-char" svg:y="-0.2339in" svg:width="1.548in" svg:height="0.3752in" draw:z-index="7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"/>
      <text:p text:style-name="P3"><draw:frame draw:style-name="fr1" draw:name="Object24" text:anchor-type="as-char" svg:y="-0.2339in" svg:width="1.8634in" svg:height="0.3752in" draw:z-index="8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9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5"><text:span text:style-name="MathematicaFormatStandardForm"><text:span text:style-name="T6"/></text:span></text:p>
          </table:table-cell>
          <table:table-cell table:style-name="Table5.A1" office:value-type="string">
            <text:p text:style-name="P28"><text:span text:style-name="MathematicaFormatStandardForm"><text:span text:style-name="T4"><draw:frame draw:style-name="fr2" draw:name="Object46" text:anchor-type="as-char" svg:y="-0.1516in" svg:width="0.2264in" svg:height="0.2091in" draw:z-index="81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    </table:table-cell>
          <table:table-cell table:style-name="Table5.C1" office:value-type="string">
            <text:p text:style-name="P28"><text:span text:style-name="MathematicaFormatStandardForm"><text:span text:style-name="T7"><draw:frame draw:style-name="fr2" draw:name="Object47" text:anchor-type="as-char" svg:y="-0.1425in" svg:width="0.2898in" svg:height="0.1902in" draw:z-index="82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    </table:table-cell>
        </table:table-row>
        <table:table-row table:style-name="Table5.2">
          <table:table-cell table:style-name="Table5.A2" office:value-type="string">
            <text:p text:style-name="P28"><text:span text:style-name="MathematicaFormatStandardForm"><text:span text:style-name="T5">+</text:span></text:span></text:p>
          </table:table-cell>
          <table:table-cell table:style-name="Table5.B2" office:value-type="string">
            <text:p text:style-name="P44"><text:span text:style-name="MathematicaFormatStandardForm"><text:span text:style-name="T1"><draw:frame draw:style-name="fr1" draw:name="Object48" text:anchor-type="as-char" svg:y="-0.2339in" svg:width="1.9902in" svg:height="0.3752in" draw:z-index="83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/text:p>
          </table:table-cell>
          <table:table-cell table:style-name="Table5.C2" office:value-type="string">
            <text:p text:style-name="P48"><text:span text:style-name="aaMathematica"><text:span text:style-name="T14"><draw:frame draw:style-name="fr1" draw:name="Object143" text:anchor-type="as-char" svg:y="-0.2339in" svg:width="1.6138in" svg:height="0.3752in" draw:z-index="84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/text:p>
          </table:table-cell>
        </table:table-row>
        <table:table-row>
          <table:table-cell table:style-name="Table5.A3" office:value-type="string">
            <text:p text:style-name="P51">*</text:p>
          </table:table-cell>
          <table:table-cell table:style-name="Table5.B3" office:value-type="string">
            <text:p text:style-name="P44"><text:span text:style-name="MathematicaFormatStandardForm"><text:span text:style-name="T9"><draw:frame draw:style-name="fr1" draw:name="Object209" text:anchor-type="as-char" svg:y="-0.2339in" svg:width="2.7453in" svg:height="0.3752in" draw:z-index="85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/text:p>
          </table:table-cell>
          <table:table-cell table:style-name="Table5.C3" office:value-type="string">
            <text:p text:style-name="P48"><text:span text:style-name="aaMathematica"><text:span text:style-name="T14"><draw:frame draw:style-name="fr1" draw:name="Object210" text:anchor-type="as-char" svg:y="-0.2339in" svg:width="1.772in" svg:height="0.3752in" draw:z-index="86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/text:p>
          </table:table-cell>
        </table:table-row>
      </table:table>
      <text:p text:style-name="P22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5"><text:span text:style-name="MathematicaFormatStandardForm"><text:span text:style-name="T6"/></text:span></text:p>
          </table:table-cell>
          <table:table-cell table:style-name="Table6.A1" office:value-type="string">
            <text:p text:style-name="P28"><text:span text:style-name="MathematicaFormatStandardForm"><text:span text:style-name="T4"><draw:frame draw:style-name="fr2" draw:name="Object211" text:anchor-type="as-char" svg:y="-0.1516in" svg:width="0.2264in" svg:height="0.2091in" draw:z-index="87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span></text:p>
          </table:table-cell>
          <table:table-cell table:style-name="Table6.C1" office:value-type="string">
            <text:p text:style-name="P28"><text:span text:style-name="MathematicaFormatStandardForm"><text:span text:style-name="T7"><draw:frame draw:style-name="fr2" draw:name="Object212" text:anchor-type="as-char" svg:y="-0.1425in" svg:width="0.2898in" svg:height="0.1902in" draw:z-index="88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span></text:p>
          </table:table-cell>
        </table:table-row>
        <table:table-row table:style-name="Table6.2">
          <table:table-cell table:style-name="Table6.A2" office:value-type="string">
            <text:p text:style-name="P28"><text:span text:style-name="MathematicaFormatStandardForm"><text:span text:style-name="T5">+</text:span></text:span></text:p>
          </table:table-cell>
          <table:table-cell table:style-name="Table6.B2" office:value-type="string">
            <text:p text:style-name="P44"><text:span text:style-name="MathematicaFormatStandardForm"><text:span text:style-name="T1"><draw:frame draw:style-name="fr1" draw:name="Object213" text:anchor-type="as-char" svg:y="-0.2339in" svg:width="2.2098in" svg:height="0.3752in" draw:z-index="89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span></text:p>
          </table:table-cell>
          <table:table-cell table:style-name="Table6.C2" office:value-type="string">
            <text:p text:style-name="P48"><text:span text:style-name="aaMathematica"><text:span text:style-name="T14"><draw:frame draw:style-name="fr1" draw:name="Object214" text:anchor-type="as-char" svg:y="-0.2339in" svg:width="1.8598in" svg:height="0.3752in" draw:z-index="90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span></text:p>
          </table:table-cell>
        </table:table-row>
        <table:table-row>
          <table:table-cell table:style-name="Table6.A3" office:value-type="string">
            <text:p text:style-name="P51">*</text:p>
          </table:table-cell>
          <table:table-cell table:style-name="Table6.B3" office:value-type="string">
            <text:p text:style-name="P44"><text:span text:style-name="MathematicaFormatStandardForm"><text:span text:style-name="T9"><draw:frame draw:style-name="fr1" draw:name="Object215" text:anchor-type="as-char" svg:y="-0.2339in" svg:width="2.5484in" svg:height="0.3752in" draw:z-index="91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span></text:p>
          </table:table-cell>
          <table:table-cell table:style-name="Table6.C3" office:value-type="string">
            <text:p text:style-name="P48"><text:span text:style-name="aaMathematica"><text:span text:style-name="T14"><draw:frame draw:style-name="fr1" draw:name="Object216" text:anchor-type="as-char" svg:y="-0.2339in" svg:width="1.7228in" svg:height="0.3752in" draw:z-index="92"><draw:object xlink:href="./Object 93" xlink:type="simple" xlink:show="embed" xlink:actuate="onLoad"/><draw:image xlink:href="./ObjectReplacements/Object 93" xlink:type="simple" xlink:show="embed" xlink:actuate="onLoad"/><svg:desc>formula</svg:desc></draw:frame></text:span></text:span></text:p>
          </table:table-cell>
        </table:table-row>
      </table:table>
      <text:p text:style-name="P41"/>
      <text:p text:style-name="P1"><draw:frame draw:style-name="fr1" draw:name="Object9" text:anchor-type="as-char" svg:y="-0.2228in" svg:width="1.0165in" svg:height="0.3638in" draw:z-index="6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"/>
      <text:p text:style-name="P3"><draw:frame draw:style-name="fr1" draw:name="Object25" text:anchor-type="as-char" svg:y="-0.2228in" svg:width="1.3382in" svg:height="0.3638in" draw:z-index="8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"/>
      <text:p text:style-name="P1"/>
      <text:p text:style-name="P1">...</text:p>
      <text:p text:style-name="P1"/>
      <text:p text:style-name="P4"><draw:frame draw:style-name="fr1" draw:name="Object26" text:anchor-type="as-char" svg:y="-0.202in" svg:width="2.1008in" svg:height="0.3457in" draw:z-index="9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"/>
      <text:p text:style-name="P2"><draw:frame draw:style-name="fr1" draw:name="Object17" text:anchor-type="as-char" svg:y="-0.202in" svg:width="2.4165in" svg:height="0.3457in" draw:z-index="1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"/>
      <text:p text:style-name="P4"><draw:frame draw:style-name="fr1" draw:name="Object27" text:anchor-type="as-char" svg:y="-0.2043in" svg:width="3.0402in" svg:height="0.348in" draw:z-index="1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2"/>
      <text:p text:style-name="P2"><draw:frame draw:style-name="fr1" draw:name="Object18" text:anchor-type="as-char" svg:y="-0.2043in" svg:width="3.3555in" svg:height="0.348in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"/>
      <text:p text:style-name="P4"><draw:frame draw:style-name="fr1" draw:name="Object28" text:anchor-type="as-char" svg:y="-0.228in" svg:width="2.0398in" svg:height="0.3689in" draw:z-index="2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2"/>
      <text:p text:style-name="P2"><draw:frame draw:style-name="fr1" draw:name="Object19" text:anchor-type="as-char" svg:y="-0.228in" svg:width="2.3602in" svg:height="0.3689in" draw:z-index="22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"><text:span text:style-name="MathematicaFormatStandardForm"><text:span text:style-name="T12"/></text:span></text:p>
      <text:p text:style-name="P4"><text:span text:style-name="MathematicaFormatStandardForm"><text:span text:style-name="T11"><draw:frame draw:style-name="fr1" draw:name="Object29" text:anchor-type="as-char" svg:y="-0.2252in" svg:width="1.5783in" svg:height="0.3654in" draw:z-index="23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2"><text:span text:style-name="MathematicaFormatStandardForm"><text:span text:style-name="T12"/></text:span></text:p>
      <text:p text:style-name="P2"><text:soft-page-break/><text:span text:style-name="MathematicaFormatStandardForm"><text:span text:style-name="T11"><draw:frame draw:style-name="fr1" draw:name="Object20" text:anchor-type="as-char" svg:y="-0.2252in" svg:width="1.8992in" svg:height="0.3654in" draw:z-index="24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12"><text:span text:style-name="MathematicaFormatStandardForm"><text:span text:style-name="T2"/></text:span></text:p>
      <text:p text:style-name="P13"><text:span text:style-name="MathematicaFormatStandardForm"><text:span text:style-name="T3"/></text:span></text:p>
      <text:p text:style-name="P15"><text:span text:style-name="MathematicaFormatStandardForm"><text:span text:style-name="T1"><draw:frame draw:style-name="fr1" draw:name="Object30" text:anchor-type="as-char" svg:y="-0.2252in" svg:width="1.7299in" svg:height="0.3654in" draw:z-index="25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13"><text:span text:style-name="MathematicaFormatStandardForm"><text:span text:style-name="T3"/></text:span></text:p>
      <text:p text:style-name="P13"><text:span text:style-name="MathematicaFormatStandardForm"><text:span text:style-name="T3"><draw:frame draw:style-name="fr1" draw:name="Object21" text:anchor-type="as-char" svg:y="-0.2252in" svg:width="2.0508in" svg:height="0.3654in" draw:z-index="26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1"/>
      <text:p text:style-name="P17">which is</text:p>
      <text:p text:style-name="P17"/>
      <text:p text:style-name="P8"><text:span text:style-name="MathematicaFormatStandardForm"><text:span text:style-name="T11"><draw:frame draw:style-name="fr1" draw:name="Object45" text:anchor-type="as-char" svg:y="-0.2043in" svg:width="2.5083in" svg:height="0.348in" draw:z-index="27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  <text:p text:style-name="P1"/>
      <text:p text:style-name="P1">...</text:p>
      <text:p text:style-name="P1"/>
      <text:p text:style-name="P1"/>
      <text:p text:style-name="P1"><draw:frame draw:style-name="fr1" draw:name="Object163" text:anchor-type="as-char" svg:y="-0.1437in" svg:width="1.5634in" svg:height="0.1783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/>
      <text:p text:style-name="P5"><draw:frame draw:style-name="fr1" draw:name="Object31" text:anchor-type="as-char" svg:y="-0.1437in" svg:width="1.8791in" svg:height="0.1783in" draw:z-index="28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"/>
      <text:p text:style-name="P1"><draw:frame draw:style-name="fr1" draw:name="Object177" text:anchor-type="as-char" svg:y="-0.1437in" svg:width="0.722in" svg:height="0.1736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"/>
      <text:p text:style-name="P5"><draw:frame draw:style-name="fr1" draw:name="Object32" text:anchor-type="as-char" svg:y="-0.1437in" svg:width="1.0429in" svg:height="0.1736in" draw:z-index="29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"/>
      <text:p text:style-name="P1"><draw:frame draw:style-name="fr1" draw:name="Object6" text:anchor-type="as-char" svg:y="-0.1437in" svg:width="1.311in" svg:height="0.1736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"/>
      <text:p text:style-name="P5"><draw:frame draw:style-name="fr1" draw:name="Object33" text:anchor-type="as-char" svg:y="-0.1437in" svg:width="1.6319in" svg:height="0.1736in" draw:z-index="30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"/>
      <text:p text:style-name="P1"/>
      <text:p text:style-name="P1">...</text:p>
      <text:p text:style-name="P1"/>
      <text:p text:style-name="P1"/>
      <text:p text:style-name="P1"><draw:frame draw:style-name="fr1" draw:name="Object3" text:anchor-type="as-char" svg:y="-0.1626in" svg:width="1.0346in" svg:height="0.2866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"><draw:frame draw:style-name="fr1" draw:name="Object42" text:anchor-type="as-char" svg:y="-0.1626in" svg:width="1.3563in" svg:height="0.2866in" draw:z-index="31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6"><text:span text:style-name="MathematicaFormatStandardForm"><text:span text:style-name="T6"/></text:span></text:p>
          </table:table-cell>
          <table:table-cell table:style-name="Table1.A1" office:value-type="string">
            <text:p text:style-name="P29"><text:span text:style-name="MathematicaFormatStandardForm"><text:span text:style-name="T4"><draw:frame draw:style-name="fr2" draw:name="Object49" text:anchor-type="as-char" svg:y="-0.1516in" svg:width="0.2264in" svg:height="0.2091in" draw:z-index="43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    </table:table-cell>
          <table:table-cell table:style-name="Table1.C1" office:value-type="string">
            <text:p text:style-name="P29"><text:span text:style-name="MathematicaFormatStandardForm"><text:span text:style-name="T7"><draw:frame draw:style-name="fr2" draw:name="Object50" text:anchor-type="as-char" svg:y="-0.1425in" svg:width="0.2898in" svg:height="0.1902in" draw:z-index="44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    </table:table-cell>
        </table:table-row>
        <table:table-row table:style-name="Table1.2">
          <table:table-cell table:style-name="Table1.A2" office:value-type="string">
            <text:p text:style-name="P29"><text:span text:style-name="MathematicaFormatStandardForm"><text:span text:style-name="T5">+</text:span></text:span></text:p>
          </table:table-cell>
          <table:table-cell table:style-name="Table1.B2" office:value-type="string">
            <text:p text:style-name="P45"><text:span text:style-name="MathematicaFormatStandardForm"><text:span text:style-name="T1"><draw:frame draw:style-name="fr1" draw:name="Object51" text:anchor-type="as-char" svg:y="-0.1626in" svg:width="2.5709in" svg:height="0.2866in" draw:z-index="45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    </table:table-cell>
          <table:table-cell table:style-name="Table1.C2" office:value-type="string">
            <text:p text:style-name="P49"><text:span text:style-name="aaMathematica"><text:span text:style-name="T14"><draw:frame draw:style-name="fr1" draw:name="Object52" text:anchor-type="as-char" svg:y="-0.2228in" svg:width="1.1299in" svg:height="0.348in" draw:z-index="46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    </table:table-cell>
        </table:table-row>
        <table:table-row>
          <table:table-cell table:style-name="Table1.A3" office:value-type="string">
            <text:p text:style-name="P52">*</text:p>
          </table:table-cell>
          <table:table-cell table:style-name="Table1.B3" office:value-type="string">
            <text:p text:style-name="P45"><text:span text:style-name="MathematicaFormatStandardForm"><text:span text:style-name="T9"><draw:frame draw:style-name="fr1" draw:name="Object53" text:anchor-type="as-char" svg:y="-0.1626in" svg:width="2.2909in" svg:height="0.2866in" draw:z-index="47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    </table:table-cell>
          <table:table-cell table:style-name="Table1.C3" office:value-type="string">
            <text:p text:style-name="P49"><text:span text:style-name="aaMathematica"><text:span text:style-name="T14"><draw:frame draw:style-name="fr1" draw:name="Object54" text:anchor-type="as-char" svg:y="-0.1626in" svg:width="1.2882in" svg:height="0.2866in" draw:z-index="48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    </table:table-cell>
        </table:table-row>
      </table:table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6"><text:span text:style-name="MathematicaFormatStandardForm"><text:span text:style-name="T6"/></text:span></text:p>
          </table:table-cell>
          <table:table-cell table:style-name="Table2.A1" office:value-type="string">
            <text:p text:style-name="P29"><text:span text:style-name="MathematicaFormatStandardForm"><text:span text:style-name="T4"><draw:frame draw:style-name="fr2" draw:name="Object55" text:anchor-type="as-char" svg:y="-0.1516in" svg:width="0.2264in" svg:height="0.2091in" draw:z-index="49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/text:p>
          </table:table-cell>
          <table:table-cell table:style-name="Table2.C1" office:value-type="string">
            <text:p text:style-name="P29"><text:span text:style-name="MathematicaFormatStandardForm"><text:span text:style-name="T7"><draw:frame draw:style-name="fr2" draw:name="Object56" text:anchor-type="as-char" svg:y="-0.1425in" svg:width="0.2898in" svg:height="0.1902in" draw:z-index="50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/text:p>
          </table:table-cell>
        </table:table-row>
        <table:table-row table:style-name="Table2.2">
          <table:table-cell table:style-name="Table2.A2" office:value-type="string">
            <text:p text:style-name="P29"><text:span text:style-name="MathematicaFormatStandardForm"><text:span text:style-name="T5">+</text:span></text:span></text:p>
          </table:table-cell>
          <table:table-cell table:style-name="Table2.B2" office:value-type="string">
            <text:p text:style-name="P45"><text:span text:style-name="MathematicaFormatStandardForm"><text:span text:style-name="T1"><draw:frame draw:style-name="fr1" draw:name="Object57" text:anchor-type="as-char" svg:y="-0.2228in" svg:width="1.9591in" svg:height="0.348in" draw:z-index="51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/text:p>
          </table:table-cell>
          <table:table-cell table:style-name="Table2.C2" office:value-type="string">
            <text:p text:style-name="P49"><text:span text:style-name="aaMathematica"><text:span text:style-name="T14"><draw:frame draw:style-name="fr1" draw:name="Object58" text:anchor-type="as-char" svg:y="-0.2228in" svg:width="1.3728in" svg:height="0.352in" draw:z-index="52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/text:p>
          </table:table-cell>
        </table:table-row>
        <table:table-row>
          <table:table-cell table:style-name="Table2.A3" office:value-type="string">
            <text:p text:style-name="P52">*</text:p>
          </table:table-cell>
          <table:table-cell table:style-name="Table2.B3" office:value-type="string">
            <text:p text:style-name="P45"><text:span text:style-name="MathematicaFormatStandardForm"><text:span text:style-name="T9"><draw:frame draw:style-name="fr1" draw:name="Object59" text:anchor-type="as-char" svg:y="-0.2043in" svg:width="2.4035in" svg:height="0.3283in" draw:z-index="53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/text:p>
          </table:table-cell>
          <table:table-cell table:style-name="Table2.C3" office:value-type="string">
            <text:p text:style-name="P49"><text:span text:style-name="aaMathematica"><text:span text:style-name="T14"><draw:frame draw:style-name="fr1" draw:name="Object60" text:anchor-type="as-char" svg:y="-0.1626in" svg:width="1.2319in" svg:height="0.2866in" draw:z-index="54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/text:p>
          </table:table-cell>
        </table:table-row>
      </table:table>
      <text:p text:style-name="P42"><text:soft-page-break/></text:p>
      <text:p text:style-name="P1"><draw:frame draw:style-name="fr1" draw:name="Object4" text:anchor-type="as-char" svg:y="-0.2228in" svg:width="1.0437in" svg:height="0.348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6"><draw:frame draw:style-name="fr1" draw:name="Object43" text:anchor-type="as-char" svg:y="-0.2228in" svg:width="1.3654in" svg:height="0.348in" draw:z-index="32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1"/>
      <text:p text:style-name="P1"><draw:frame draw:style-name="fr1" draw:name="Object5" text:anchor-type="as-char" svg:y="-0.202in" svg:width="1.1311in" svg:height="0.3457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6"><draw:frame draw:style-name="fr1" draw:name="Object44" text:anchor-type="as-char" svg:y="-0.202in" svg:width="1.452in" svg:height="0.3457in" draw:z-index="33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1"/>
      <text:p text:style-name="P1"/>
      <text:p text:style-name="P1">...</text:p>
      <text:p text:style-name="P1"/>
      <text:p text:style-name="P1"/>
      <text:p text:style-name="P1"><draw:frame draw:style-name="fr1" draw:name="Object10" text:anchor-type="as-char" svg:y="-0.1437in" svg:width="0.8799in" svg:height="0.1736in" draw:z-index="7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"/>
      <text:p text:style-name="P5"><draw:frame draw:style-name="fr1" draw:name="Object34" text:anchor-type="as-char" svg:y="-0.1437in" svg:width="1.2008in" svg:height="0.1736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"/>
      <text:p text:style-name="P5"><draw:frame draw:style-name="fr1" draw:name="Object35" text:anchor-type="as-char" svg:y="-0.1244in" svg:width="1.2346in" svg:height="0.1543in" draw:z-index="35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5"/>
      <text:p text:style-name="P7"><draw:frame draw:style-name="fr1" draw:name="Object1" text:anchor-type="as-char" svg:y="-0.1244in" svg:width="1.7165in" svg:height="0.1543in" draw:z-index="36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/>
      <text:p text:style-name="P1"><draw:frame draw:style-name="fr1" draw:name="Object2" text:anchor-type="as-char" svg:y="-0.2043in" svg:width="1.1661in" svg:height="0.3283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/>
      <text:p text:style-name="P5"><draw:frame draw:style-name="fr1" draw:name="Object36" text:anchor-type="as-char" svg:y="-0.2043in" svg:width="1.648in" svg:height="0.3283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"/>
      <text:p text:style-name="P1">…</text:p>
      <text:p text:style-name="P1"/>
      <text:p text:style-name="P5"><draw:frame draw:style-name="fr1" draw:name="Object37" text:anchor-type="as-char" svg:y="-0.1626in" svg:width="1.2846in" svg:height="0.2866in" draw:z-index="40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"/>
      <text:p text:style-name="P2"><draw:frame draw:style-name="fr1" draw:name="Object11" text:anchor-type="as-char" svg:y="-0.1626in" svg:width="1.5063in" svg:height="0.2866in" draw:z-index="12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7"><text:span text:style-name="MathematicaFormatStandardForm"><text:span text:style-name="T6"/></text:span></text:p>
          </table:table-cell>
          <table:table-cell table:style-name="Table3.A1" office:value-type="string">
            <text:p text:style-name="P30"><text:span text:style-name="MathematicaFormatStandardForm"><text:span text:style-name="T4"><draw:frame draw:style-name="fr2" draw:name="Object61" text:anchor-type="as-char" svg:y="-0.1516in" svg:width="0.2264in" svg:height="0.2091in" draw:z-index="55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/text:p>
          </table:table-cell>
          <table:table-cell table:style-name="Table3.C1" office:value-type="string">
            <text:p text:style-name="P30"><text:span text:style-name="MathematicaFormatStandardForm"><text:span text:style-name="T7"><draw:frame draw:style-name="fr2" draw:name="Object62" text:anchor-type="as-char" svg:y="-0.1425in" svg:width="0.2898in" svg:height="0.1902in" draw:z-index="56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/text:p>
          </table:table-cell>
        </table:table-row>
        <table:table-row table:style-name="Table3.2">
          <table:table-cell table:style-name="Table3.A2" office:value-type="string">
            <text:p text:style-name="P30"><text:span text:style-name="MathematicaFormatStandardForm"><text:span text:style-name="T5">+</text:span></text:span></text:p>
          </table:table-cell>
          <table:table-cell table:style-name="Table3.B2" office:value-type="string">
            <text:p text:style-name="P46"><text:span text:style-name="MathematicaFormatStandardForm"><text:span text:style-name="T1"><draw:frame draw:style-name="fr1" draw:name="Object63" text:anchor-type="as-char" svg:y="-0.1626in" svg:width="2.8161in" svg:height="0.2866in" draw:z-index="57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/text:p>
          </table:table-cell>
          <table:table-cell table:style-name="Table3.C2" office:value-type="string">
            <text:p text:style-name="P50"><text:span text:style-name="aaMathematica"><text:span text:style-name="T14"><draw:frame draw:style-name="fr1" draw:name="Object64" text:anchor-type="as-char" svg:y="-0.2228in" svg:width="1.3398in" svg:height="0.352in" draw:z-index="58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/text:p>
          </table:table-cell>
        </table:table-row>
        <table:table-row>
          <table:table-cell table:style-name="Table3.A3" office:value-type="string">
            <text:p text:style-name="P53">*</text:p>
          </table:table-cell>
          <table:table-cell table:style-name="Table3.B3" office:value-type="string">
            <text:p text:style-name="P46"><text:span text:style-name="MathematicaFormatStandardForm"><text:span text:style-name="T9"><draw:frame draw:style-name="fr1" draw:name="Object65" text:anchor-type="as-char" svg:y="-0.1626in" svg:width="2.5925in" svg:height="0.2866in" draw:z-index="59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/text:p>
          </table:table-cell>
          <table:table-cell table:style-name="Table3.C3" office:value-type="string">
            <text:p text:style-name="P50"><text:span text:style-name="aaMathematica"><text:span text:style-name="T14"><draw:frame draw:style-name="fr1" draw:name="Object66" text:anchor-type="as-char" svg:y="-0.1626in" svg:width="1.4382in" svg:height="0.2866in" draw:z-index="60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/text:p>
          </table:table-cell>
        </table:table-row>
      </table:table>
      <text:p text:style-name="P2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7"><text:span text:style-name="MathematicaFormatStandardForm"><text:span text:style-name="T6"/></text:span></text:p>
          </table:table-cell>
          <table:table-cell table:style-name="Table4.A1" office:value-type="string">
            <text:p text:style-name="P30"><text:span text:style-name="MathematicaFormatStandardForm"><text:span text:style-name="T4"><draw:frame draw:style-name="fr2" draw:name="Object67" text:anchor-type="as-char" svg:y="-0.1516in" svg:width="0.2264in" svg:height="0.2091in" draw:z-index="61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/text:p>
          </table:table-cell>
          <table:table-cell table:style-name="Table4.C1" office:value-type="string">
            <text:p text:style-name="P30"><text:span text:style-name="MathematicaFormatStandardForm"><text:span text:style-name="T7"><draw:frame draw:style-name="fr2" draw:name="Object68" text:anchor-type="as-char" svg:y="-0.1425in" svg:width="0.2898in" svg:height="0.1902in" draw:z-index="62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/text:p>
          </table:table-cell>
        </table:table-row>
        <table:table-row table:style-name="Table4.2">
          <table:table-cell table:style-name="Table4.A2" office:value-type="string">
            <text:p text:style-name="P30"><text:span text:style-name="MathematicaFormatStandardForm"><text:span text:style-name="T5">+</text:span></text:span></text:p>
          </table:table-cell>
          <table:table-cell table:style-name="Table4.B2" office:value-type="string">
            <text:p text:style-name="P46"><text:span text:style-name="MathematicaFormatStandardForm"><text:span text:style-name="T1"><draw:frame draw:style-name="fr1" draw:name="Object69" text:anchor-type="as-char" svg:y="-0.2228in" svg:width="2.2043in" svg:height="0.348in" draw:z-index="63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/text:p>
          </table:table-cell>
          <table:table-cell table:style-name="Table4.C2" office:value-type="string">
            <text:p text:style-name="P50"><text:span text:style-name="aaMathematica"><text:span text:style-name="T14"><draw:frame draw:style-name="fr1" draw:name="Object70" text:anchor-type="as-char" svg:y="-0.2228in" svg:width="1.5602in" svg:height="0.352in" draw:z-index="64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/text:p>
          </table:table-cell>
        </table:table-row>
        <table:table-row>
          <table:table-cell table:style-name="Table4.A3" office:value-type="string">
            <text:p text:style-name="P53">*</text:p>
          </table:table-cell>
          <table:table-cell table:style-name="Table4.B3" office:value-type="string">
            <text:p text:style-name="P46"><text:span text:style-name="MathematicaFormatStandardForm"><text:span text:style-name="T9"><draw:frame draw:style-name="fr1" draw:name="Object71" text:anchor-type="as-char" svg:y="-0.2043in" svg:width="2.6181in" svg:height="0.3283in" draw:z-index="65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/text:p>
          </table:table-cell>
          <table:table-cell table:style-name="Table4.C3" office:value-type="string">
            <text:p text:style-name="P50"><text:span text:style-name="aaMathematica"><text:span text:style-name="T14"><draw:frame draw:style-name="fr1" draw:name="Object72" text:anchor-type="as-char" svg:y="-0.1626in" svg:width="1.3819in" svg:height="0.2866in" draw:z-index="66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/text:p>
          </table:table-cell>
        </table:table-row>
      </table:table>
      <text:p text:style-name="P43"/>
      <text:p text:style-name="P2">…</text:p>
      <text:p text:style-name="P2"><text:soft-page-break/></text:p>
      <text:p text:style-name="P2"/>
      <text:p text:style-name="P5"><draw:frame draw:style-name="fr1" draw:name="Object38" text:anchor-type="as-char" svg:y="-0.1626in" svg:width="1.7201in" svg:height="0.2866in" draw:z-index="41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2"/>
      <text:p text:style-name="P2"><draw:frame draw:style-name="fr1" draw:name="Object12" text:anchor-type="as-char" svg:y="-0.1626in" svg:width="2.3626in" svg:height="0.2866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9"><text:span text:style-name="MathematicaFormatStandardForm"><text:span text:style-name="T1"/></text:span></text:p>
      <text:p text:style-name="P16"><text:span text:style-name="MathematicaFormatStandardForm"><text:span text:style-name="T3"><draw:frame draw:style-name="fr1" draw:name="Object39" text:anchor-type="as-char" svg:y="-0.2228in" svg:width="1.6063in" svg:height="0.3665in" draw:z-index="42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13"><text:span text:style-name="MathematicaFormatStandardForm"><text:span text:style-name="T3"><draw:frame draw:style-name="fr1" draw:name="Object13" text:anchor-type="as-char" svg:y="-0.2228in" svg:width="2.0874in" svg:height="0.3665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9"><text:span text:style-name="MathematicaFormatStandardForm"><text:span text:style-name="T1"/></text:span></text:p>
      <text:p text:style-name="P9"><text:span text:style-name="MathematicaFormatStandardForm"><text:span text:style-name="T1">…</text:span></text:span></text:p>
      <text:p text:style-name="P9"><text:span text:style-name="MathematicaFormatStandardForm"><text:span text:style-name="T1"/></text:span></text:p>
      <text:p text:style-name="P11"><text:span text:style-name="MathematicaFormatStandardForm"><text:span text:style-name="T1"/></text:span></text:p>
      <text:p text:style-name="P14"><text:span text:style-name="MathematicaFormatStandardForm"><text:span text:style-name="T3"><draw:frame draw:style-name="fr1" draw:name="Object14" text:anchor-type="as-char" svg:y="-0.1437in" svg:width="2.1917in" svg:height="0.3882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10"><text:span text:style-name="MathematicaFormatStandardForm"><text:span text:style-name="T9"/></text:span></text:p>
      <text:p text:style-name="P14"><text:span text:style-name="MathematicaFormatStandardForm"><text:span text:style-name="T3"><draw:frame draw:style-name="fr1" draw:name="Object15" text:anchor-type="as-char" svg:y="-0.2228in" svg:width="2.1598in" svg:height="0.4681in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18"><text:span text:style-name="MathematicaFormatStandardForm"><text:span text:style-name="T9"/></text:span></text:p>
      <text:p text:style-name="P18"><text:span text:style-name="MathematicaFormatStandardForm"><text:span text:style-name="T9">...</text:span></text:span></text:p>
      <text:p text:style-name="P18"><text:span text:style-name="MathematicaFormatStandardForm"><text:span text:style-name="T9"/></text:span></text:p>
      <text:p text:style-name="P16"><text:span text:style-name="MathematicaFormatStandardForm"><text:span text:style-name="T3"><draw:frame draw:style-name="fr1" draw:name="Object40" text:anchor-type="as-char" svg:y="-0.1244in" svg:width="1.3866in" svg:height="0.1591in" draw:z-index="39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<text:p text:style-name="P18"><text:span text:style-name="MathematicaFormatStandardForm"><text:span text:style-name="T9"/></text:span></text:p>
      <text:p text:style-name="P14"><text:span text:style-name="MathematicaFormatStandardForm"><text:span text:style-name="T3"><draw:frame draw:style-name="fr1" draw:name="Object16" text:anchor-type="as-char" svg:y="-0.1244in" svg:width="1.8689in" svg:height="0.1591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18"><text:span text:style-name="MathematicaFormatStandardForm"><text:span text:style-name="T9"/></text:span></text:p>
      <text:p text:style-name="P16"><text:span text:style-name="MathematicaFormatStandardForm"><text:span text:style-name="T3"><draw:frame draw:style-name="fr1" draw:name="Object41" text:anchor-type="as-char" svg:y="-0.2043in" svg:width="1.2217in" svg:height="0.3283in" draw:z-index="38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<text:p text:style-name="P18"><text:span text:style-name="MathematicaFormatStandardForm"><text:span text:style-name="T9"/></text:span></text:p>
      <text:p text:style-name="P14"><text:span text:style-name="MathematicaFormatStandardForm"><text:span text:style-name="T3"><draw:frame draw:style-name="fr1" draw:name="Object22" text:anchor-type="as-char" svg:y="-0.2043in" svg:width="1.7035in" svg:height="0.3283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54"><text:span text:style-name="MathematicaFormatStandardForm"><text:span text:style-name="T13"/></text:span></text:p>
      <text:p text:style-name="P47"><text:span text:style-name="aaMathematica"><text:span text:style-name="T14"><draw:frame draw:style-name="fr1" draw:name="Object74" text:anchor-type="as-char" svg:y="-0.1437in" svg:width="1.8791in" svg:height="0.1783in" draw:z-index="67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/text:p>
      <text:p text:style-name="P32"><text:span text:style-name="aaMathematica"><text:span text:style-name="T14"/></text:span></text:p>
      <text:p text:style-name="P33"><text:span text:style-name="aaMathematica"><text:span text:style-name="T14"><draw:frame draw:style-name="fr1" draw:name="Object80" text:anchor-type="as-char" svg:y="-0.2437in" svg:width="2.1634in" svg:height="0.3929in" draw:z-index="70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/text:p>
      <text:p text:style-name="P32"><text:span text:style-name="aaMathematica"><text:span text:style-name="T14"/></text:span></text:p>
      <text:p text:style-name="P32"><text:span text:style-name="aaMathematica"><text:span text:style-name="T14"><draw:frame draw:style-name="fr1" draw:name="Object77" text:anchor-type="as-char" svg:y="-0.2339in" svg:width="1.6756in" svg:height="0.3752in" draw:z-index="68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/text:p>
      <text:p text:style-name="P32"><text:span text:style-name="aaMathematica"><text:span text:style-name="T14"/></text:span></text:p>
      <text:p text:style-name="P33"><text:span text:style-name="aaMathematica"><text:span text:style-name="T15"><draw:frame draw:style-name="fr1" draw:name="Object75" text:anchor-type="as-char" svg:y="-0.348in" svg:width="3.0736in" svg:height="0.4972in" draw:z-index="71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/text:p>
      <text:p text:style-name="P33"><text:span text:style-name="aaMathematica"><text:span text:style-name="T14"><draw:frame draw:style-name="fr1" draw:name="Object73" text:anchor-type="as-char" svg:y="-0.3382in" svg:width="1.8535in" svg:height="0.4783in" draw:z-index="69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/text:p>
      <text:p text:style-name="P33"><text:span text:style-name="aaMathematica"><text:span text:style-name="T15"/></text:span></text:p>
      <text:p text:style-name="P35"><text:span text:style-name="aaMathematica"><text:span text:style-name="T16">AND</text:span></text:span></text:p>
      <text:p text:style-name="P35"><text:span text:style-name="aaMathematica"><text:span text:style-name="T15"/></text:span></text:p>
      <text:p text:style-name="P35"><text:span text:style-name="aaMathematica"><text:span text:style-name="T14"><draw:frame draw:style-name="fr1" draw:name="Object79" text:anchor-type="as-char" svg:y="-0.1437in" svg:width="1.8791in" svg:height="0.1783in" draw:z-index="76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span></text:p>
      <text:p text:style-name="P33"><text:span text:style-name="aaMathematica"><text:span text:style-name="T15"/></text:span></text:p>
      <text:p text:style-name="P35"><text:span text:style-name="aaMathematica"><text:span text:style-name="T14"><draw:frame draw:style-name="fr1" draw:name="Object78" text:anchor-type="as-char" svg:y="-0.2437in" svg:width="2.0898in" svg:height="0.3929in" draw:z-index="75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span></text:p>
      <text:p text:style-name="P36"><text:span text:style-name="aaMathematica"><text:span text:style-name="T14"><draw:frame draw:style-name="fr1" draw:name="Object82" text:anchor-type="as-char" svg:y="-0.378in" svg:width="2.0547in" svg:height="0.528in" draw:z-index="77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span><text:span text:style-name="aaMathematica"><text:span text:style-name="T14">???</text:span></text:span></text:p>
      <text:p text:style-name="P36"><text:span text:style-name="aaMathematica"><text:span text:style-name="T14"/></text:span></text:p>
      <text:p text:style-name="P36"><text:span text:style-name="aaMathematica"><text:span text:style-name="T14"><draw:frame draw:style-name="fr1" draw:name="Object83" text:anchor-type="as-char" svg:y="-0.1425in" svg:width="1.7043in" svg:height="0.2827in" draw:z-index="78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span></text:p>
      <text:p text:style-name="P35"><text:span text:style-name="aaMathematica"><text:span text:style-name="T14"/></text:span></text:p>
      <text:p text:style-name="P33"><text:span text:style-name="aaMathematica"><text:span text:style-name="T15"/></text:span></text:p>
      <text:p text:style-name="P33"><text:span text:style-name="aaMathematica"><text:span text:style-name="T14">…</text:span></text:span></text:p>
      <text:p text:style-name="P33"><text:span text:style-name="aaMathematica"><text:span text:style-name="T15"/></text:span></text:p>
      <text:p text:style-name="P34"><text:span text:style-name="aaMathematica"><text:span text:style-name="T14"><draw:frame draw:style-name="fr1" draw:name="Object76" text:anchor-type="as-char" svg:y="-0.1437in" svg:width="1.0429in" svg:height="0.1736in" draw:z-index="72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/text:p>
      <text:p text:style-name="P34"><text:span text:style-name="aaMathematica"><text:span text:style-name="T14"/></text:span></text:p>
      <text:p text:style-name="P31"><text:span text:style-name="MathematicaFormatStandardForm"><text:span text:style-name="T10"><draw:frame draw:style-name="fr1" draw:name="Object120" text:anchor-type="as-char" svg:y="-0.2228in" svg:width="0.2854in" svg:height="0.348in" draw:z-index="73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text:span text:style-name="MathematicaFormatStandardForm"><text:span text:style-name="T8"><draw:frame draw:style-name="fr1" draw:name="Object126" text:anchor-type="as-char" svg:y="-0.2228in" svg:width="0.5244in" svg:height="0.352in" draw:z-index="74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8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5T21:09:21.375000000</meta:creation-date>
    <dc:date>2016-06-30T16:50:41.892000000</dc:date>
    <meta:editing-duration>P3DT16H38M11S</meta:editing-duration>
    <meta:editing-cycles>25</meta:editing-cycles>
    <meta:generator>LibreOffice/5.0.0.5$Windows_x86 LibreOffice_project/1b1a90865e348b492231e1c451437d7a15bb262b</meta:generator>
    <meta:document-statistic meta:table-count="6" meta:image-count="0" meta:object-count="93" meta:page-count="5" meta:paragraph-count="115" meta:word-count="25" meta:character-count="45" meta:non-whitespace-character-count="44"/>
  </office:meta>
</office:document-meta>
</file>

<file path=Object 1/content.xml><?xml version="1.0" encoding="utf-8"?>
<math xmlns="http://www.w3.org/1998/Math/MathML" display="block">
  <semantics>
    <mrow>
      <msup>
        <mi>x</mi>
        <mrow>
          <mi>y</mi>
          <mo stretchy="false">+</mo>
          <mi>z</mi>
        </mrow>
      </msup>
      <mo stretchy="false">=</mo>
      <mrow>
        <msup>
          <mi>x</mi>
          <mi>y</mi>
        </msup>
        <mo stretchy="false">⋅</mo>
        <msup>
          <mi>x</mi>
          <mi>z</mi>
        </msup>
      </mrow>
    </mrow>
    <annotation encoding="StarMath 5.0">x^{ y+z } = x^y cdot x^z</annotation>
  </semantics>
</math>
</file>

<file path=Object 10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x</mi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i>k</mi>
      </msup>
      <mrow>
        <mtext>}</mtext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text>{</mtext>
      <msup>
        <mi>x</mi>
        <mi>j</mi>
      </msup>
      <mtext>}</mtext>
    </mrow>
    <annotation encoding="StarMath 5.0">"{"(x bold{-1})^k"}" = sum from j = 0 to k (-1)^{k-j}( binom{k}{j} )"{"x^j"}"</annotation>
  </semantics>
</math>
</file>

<file path=Object 11/content.xml><?xml version="1.0" encoding="utf-8"?>
<math xmlns="http://www.w3.org/1998/Math/MathML" display="block">
  <semantics>
    <mrow>
      <mrow>
        <msup>
          <mi>x</mi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i>k</mi>
            </msup>
            <mrow>
              <mi>k</mi>
              <mi>!</mi>
            </mrow>
          </mfrac>
        </mrow>
      </mrow>
      <msup>
        <mi>log</mi>
        <mi>k</mi>
      </msup>
      <mi>x</mi>
    </mrow>
    <annotation encoding="StarMath 5.0">x^z = sum from k = 0 to infinity {{z^k}over{k!}}log^k x</annotation>
  </semantics>
</math>
</file>

<file path=Object 12/content.xml><?xml version="1.0" encoding="utf-8"?>
<math xmlns="http://www.w3.org/1998/Math/MathML" display="block">
  <semantics>
    <mrow>
      <mi>log</mi>
      <mrow>
        <msup>
          <mi>x</mi>
          <mi>z</mi>
        </msup>
        <mo stretchy="false">=</mo>
        <mi>z</mi>
      </mrow>
      <mi>log</mi>
      <mi>x</mi>
    </mrow>
    <annotation encoding="StarMath 5.0">log x^z = z log x</annotation>
  </semantics>
</math>
</file>

<file path=Object 13/content.xml><?xml version="1.0" encoding="utf-8"?>
<math xmlns="http://www.w3.org/1998/Math/MathML" display="block">
  <semantics>
    <mrow>
      <mtext>{</mtext>
      <msup>
        <mrow>
          <mo fence="true" stretchy="false">(</mo>
          <mrow>
            <mfrac>
              <mi>n</mi>
              <mi>m</mi>
            </mfrac>
          </mrow>
          <mo fence="true" stretchy="false">)</mo>
        </mrow>
        <mi>z</mi>
      </msup>
      <mrow>
        <mtext>}</mtext>
        <mo stretchy="false">=</mo>
        <mrow>
          <munder>
            <mo stretchy="false">∑</mo>
            <mrow>
              <mrow>
                <mfrac>
                  <mrow>
                    <mi>log</mi>
                    <mi>j</mi>
                  </mrow>
                  <mrow>
                    <mi>log</mi>
                    <mi>n</mi>
                  </mrow>
                </mfrac>
                <mo stretchy="false">+</mo>
                <mfrac>
                  <mrow>
                    <mi>log</mi>
                    <mi>k</mi>
                  </mrow>
                  <mrow>
                    <mi>log</mi>
                    <mi>m</mi>
                  </mrow>
                </mfrac>
              </mrow>
              <mo stretchy="false">≤</mo>
              <mn>1</mn>
            </mrow>
          </munder>
          <mo stretchy="false">∇</mo>
        </mrow>
      </mrow>
      <mtext>{</mtext>
      <msup>
        <mi>j</mi>
        <mi>z</mi>
      </msup>
      <mrow>
        <mtext>}</mtext>
        <mo stretchy="false">⋅</mo>
        <mo stretchy="false">∇</mo>
      </mrow>
      <mtext>{</mtext>
      <msup>
        <mi>k</mi>
        <mrow>
          <mo stretchy="false">−</mo>
          <mi>z</mi>
        </mrow>
      </msup>
      <mtext>}</mtext>
    </mrow>
    <annotation encoding="StarMath 5.0">"{"(n over m)^z"}" = sum from {{log j} over {log n}} + {{log k} over {log m}} &lt;= 1 nabla "{"j^z"}" cdot nabla "{"k^-z"}"</annotation>
  </semantics>
</math>
</file>

<file path=Object 14/content.xml><?xml version="1.0" encoding="utf-8"?>
<math xmlns="http://www.w3.org/1998/Math/MathML" display="block">
  <semantics>
    <mrow>
      <mtext>{</mtext>
      <mi>log</mi>
      <mi>n</mi>
      <mrow>
        <mtext>}</mtext>
        <mo stretchy="false">+</mo>
        <mtext>{</mtext>
      </mrow>
      <mi>log</mi>
      <mi>m</mi>
      <mrow>
        <mtext>}</mtext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row>
        <mo fence="true" stretchy="false">(</mo>
        <mrow>
          <mrow>
            <mtext>{</mtext>
            <msup>
              <mi>n</mi>
              <mi>z</mi>
            </msup>
            <mrow>
              <mtext>}</mtext>
              <mo stretchy="false">⋅</mo>
              <mtext>{</mtext>
            </mrow>
            <msup>
              <mi>m</mi>
              <mi>z</mi>
            </msup>
            <mtext>}</mtext>
          </mrow>
        </mrow>
        <mo fence="true" stretchy="false">)</mo>
      </mrow>
    </mrow>
    <annotation encoding="StarMath 5.0">"{"log n"}"+"{"log m"}" = 

lim from { z rightarrow 0}{ } { partial over {partial z} } {("{"n^z"}" cdot "{"m^z"}")}</annotation>
  </semantics>
</math>
</file>

<file path=Object 15/content.xml><?xml version="1.0" encoding="utf-8"?>
<math xmlns="http://www.w3.org/1998/Math/MathML" display="block">
  <semantics>
    <mrow>
      <mtext>{</mtext>
      <mi>log</mi>
      <mi>n</mi>
      <mrow>
        <mtext>}</mtext>
        <mo stretchy="false">−</mo>
        <mtext>{</mtext>
      </mrow>
      <mi>log</mi>
      <mi>m</mi>
      <mrow>
        <mtext>}</mtext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row>
        <mo fence="true" stretchy="false">(</mo>
        <mrow>
          <mfrac>
            <mrow>
              <mtext>{</mtext>
              <msup>
                <mi>n</mi>
                <mi>z</mi>
              </msup>
              <mtext>}</mtext>
            </mrow>
            <mrow>
              <mtext>{</mtext>
              <msup>
                <mi>m</mi>
                <mi>z</mi>
              </msup>
              <mtext>}</mtext>
            </mrow>
          </mfrac>
        </mrow>
        <mo fence="true" stretchy="false">)</mo>
      </mrow>
    </mrow>
    <annotation encoding="StarMath 5.0">"{"log n"}"-"{"log m"}"  = 

lim from { z rightarrow 0}{ } { partial over {partial z} } {({"{"n^z"}"} over {"{"m^z"}"})}</annotation>
  </semantics>
</math>
</file>

<file path=Object 16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n</mi>
              <mo stretchy="false">⋅</mo>
              <mi>m</mi>
            </mrow>
          </mrow>
          <mo fence="true" stretchy="false">)</mo>
        </mrow>
        <mi>z</mi>
      </msup>
      <mrow>
        <mtext>}</mtext>
        <mo stretchy="false">=</mo>
        <mrow>
          <munder>
            <mo stretchy="false">∑</mo>
            <mrow>
              <mrow>
                <mfrac>
                  <mrow>
                    <mi>log</mi>
                    <mi>j</mi>
                  </mrow>
                  <mrow>
                    <mi>log</mi>
                    <mi>n</mi>
                  </mrow>
                </mfrac>
                <mo stretchy="false">+</mo>
                <mfrac>
                  <mrow>
                    <mi>log</mi>
                    <mi>k</mi>
                  </mrow>
                  <mrow>
                    <mi>log</mi>
                    <mi>m</mi>
                  </mrow>
                </mfrac>
              </mrow>
              <mo stretchy="false">≤</mo>
              <mn>1</mn>
            </mrow>
          </munder>
          <mo stretchy="false">∇</mo>
        </mrow>
      </mrow>
      <mtext>{</mtext>
      <msup>
        <mi>j</mi>
        <mi>z</mi>
      </msup>
      <mrow>
        <mtext>}</mtext>
        <mo stretchy="false">⋅</mo>
        <mo stretchy="false">∇</mo>
      </mrow>
      <mtext>{</mtext>
      <msup>
        <mi>k</mi>
        <mi>z</mi>
      </msup>
      <mtext>}</mtext>
    </mrow>
    <annotation encoding="StarMath 5.0">"{"(n cdot m)^z"}" = sum from {{log j} over {log n}} + {{log k} over {log m}} &lt;= 1 nabla "{"j^z"}" cdot nabla "{"k^z"}"</annotation>
  </semantics>
</math>
</file>

<file path=Object 17/content.xml><?xml version="1.0" encoding="utf-8"?>
<math xmlns="http://www.w3.org/1998/Math/MathML" display="block">
  <semantics>
    <mrow>
      <mtext>{</mtext>
      <mi>log</mi>
      <mrow>
        <mo fence="true" stretchy="false">(</mo>
        <mrow>
          <mrow>
            <mi>n</mi>
            <mo stretchy="false">⋅</mo>
            <mi>m</mi>
          </mrow>
        </mrow>
        <mo fence="true" stretchy="false">)</mo>
      </mrow>
      <mrow>
        <mtext>}</mtext>
        <mo stretchy="false">=</mo>
        <mtext>{</mtext>
      </mrow>
      <mi>log</mi>
      <mi>n</mi>
      <mrow>
        <mtext>}</mtext>
        <mo stretchy="false">+</mo>
        <mtext>{</mtext>
      </mrow>
      <mi>log</mi>
      <mi>m</mi>
      <mtext>}</mtext>
    </mrow>
    <annotation encoding="StarMath 5.0">"{"log(n cdot m)"}" = "{"log n"}"+"{"log m"}"</annotation>
  </semantics>
</math>
</file>

<file path=Object 18/content.xml><?xml version="1.0" encoding="utf-8"?>
<math xmlns="http://www.w3.org/1998/Math/MathML" display="block">
  <semantics>
    <mrow>
      <mtext>{</mtext>
      <mi>log</mi>
      <mfrac>
        <mi>n</mi>
        <mi>m</mi>
      </mfrac>
      <mrow>
        <mtext>}</mtext>
        <mo stretchy="false">=</mo>
        <mtext>{</mtext>
      </mrow>
      <mi>log</mi>
      <mi>n</mi>
      <mrow>
        <mtext>}</mtext>
        <mo stretchy="false">−</mo>
        <mtext>{</mtext>
      </mrow>
      <mi>log</mi>
      <mi>m</mi>
      <mtext>}</mtext>
    </mrow>
    <annotation encoding="StarMath 5.0">"{"log {n} over {m}"}" = "{"log n"}"-"{"log m"}"</annotation>
  </semantics>
</math>
</file>

<file path=Object 19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x</mi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i>k</mi>
      </msup>
      <mrow>
        <mtext>}</mtext>
        <mo stretchy="false">=</mo>
        <mrow>
          <munder>
            <mo stretchy="false">∑</mo>
            <mrow>
              <mi>j</mi>
              <mo stretchy="false">=</mo>
              <mn>0</mn>
            </mrow>
          </munder>
          <mfrac>
            <mn>1</mn>
            <mrow>
              <mi>j</mi>
              <mi>!</mi>
            </mrow>
          </mfrac>
        </mrow>
      </mrow>
      <mrow>
        <mrow>
          <mo fence="true" stretchy="false">(</mo>
          <mrow>
            <mrow>
              <munder>
                <mi>lim</mi>
                <mrow>
                  <mi>t</mi>
                  <mo stretchy="false">→</mo>
                  <mn>0</mn>
                </mrow>
              </munder>
              <mrow>
                <mfrac>
                  <msup>
                    <mo stretchy="false">∂</mo>
                    <mi>j</mi>
                  </msup>
                  <mrow>
                    <mo stretchy="false">∂</mo>
                    <msup>
                      <mi>t</mi>
                      <mi>j</mi>
                    </msup>
                  </mrow>
                </mfrac>
                <mfrac>
                  <mi>t</mi>
                  <mrow>
                    <mi>log</mi>
                    <mrow>
                      <mo fence="true" stretchy="false">(</mo>
                      <mrow>
                        <mrow>
                          <mn>1</mn>
                          <mo stretchy="false">+</mo>
                          <mi>t</mi>
                        </mrow>
                      </mrow>
                      <mo fence="true" stretchy="false">)</mo>
                    </mrow>
                  </mrow>
                </mfrac>
              </mrow>
            </mrow>
          </mrow>
          <mo fence="true" stretchy="false">)</mo>
        </mrow>
        <mo stretchy="false">⋅</mo>
        <mtext>{</mtext>
      </mrow>
      <mrow>
        <msup>
          <mrow>
            <mo fence="true" stretchy="false">(</mo>
            <mrow>
              <mrow>
                <mi>x</mi>
                <mstyle mathvariant="bold">
                  <mrow>
                    <mo stretchy="false">−</mo>
                    <mn>1</mn>
                  </mrow>
                </mstyle>
              </mrow>
            </mrow>
            <mo fence="true" stretchy="false">)</mo>
          </mrow>
          <mrow>
            <mi>k</mi>
            <mo stretchy="false">−</mo>
            <mn>1</mn>
            <mo stretchy="false">+</mo>
            <mi>j</mi>
          </mrow>
        </msup>
        <mo stretchy="false">⋅</mo>
        <mi>log</mi>
      </mrow>
      <mi>x</mi>
      <mtext>}</mtext>
    </mrow>
    <annotation encoding="StarMath 5.0">"{"(x bold{-1})^k"}" = 
sum from j = 0 {1 over {j!}}(lim from {t rightarrow 0}{partial^j over {partial t^j}t over {log (1+t)}})cdot "{"(x bold{-1})^{k-1+j} cdot log x"}"</annotation>
  </semantics>
</math>
</file>

<file path=Object 2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row>
          <mi>a</mi>
          <mo stretchy="false">+</mo>
          <mi>b</mi>
        </mrow>
      </msup>
      <mo stretchy="false">=</mo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i>a</mi>
        </msup>
        <mo stretchy="false">⋅</mo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i>b</mi>
        </msup>
      </mrow>
    </mrow>
    <annotation encoding="StarMath 5.0">(x-1)^{ a+b } = ( x-1 )^a cdot ( x-1 )^b</annotation>
  </semantics>
</math>
</file>

<file path=Object 20/content.xml><?xml version="1.0" encoding="utf-8"?>
<math xmlns="http://www.w3.org/1998/Math/MathML" display="block">
  <semantics>
    <mrow>
      <mtext>{</mtext>
      <msup>
        <mi>log</mi>
        <mi>k</mi>
      </msup>
      <mi>x</mi>
      <mrow>
        <mtext>}</mtext>
        <mo stretchy="false">=</mo>
        <mrow>
          <munder>
            <mo stretchy="false">∑</mo>
            <mrow>
              <mi>j</mi>
              <mo stretchy="false">=</mo>
              <mn>1</mn>
            </mrow>
          </mund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j</mi>
                <mo stretchy="false">+</mo>
                <mn>1</mn>
              </mrow>
            </msup>
            <mi>j</mi>
          </mfrac>
        </mrow>
      </mrow>
      <mtext>{</mtext>
      <mrow>
        <msup>
          <mrow>
            <mo fence="true" stretchy="false">(</mo>
            <mrow>
              <mrow>
                <mi>x</mi>
                <mstyle mathvariant="bold">
                  <mrow>
                    <mo stretchy="false">−</mo>
                    <mn>1</mn>
                  </mrow>
                </mstyle>
              </mrow>
            </mrow>
            <mo fence="true" stretchy="false">)</mo>
          </mrow>
          <mi>j</mi>
        </msup>
        <mo stretchy="false">⋅</mo>
        <msup>
          <mi>log</mi>
          <mrow>
            <mi>k</mi>
            <mo stretchy="false">−</mo>
            <mn>1</mn>
          </mrow>
        </msup>
      </mrow>
      <mi>x</mi>
      <mtext>}</mtext>
    </mrow>
    <annotation encoding="StarMath 5.0">"{"log^k x"}" = sum from j = 1 {(-1)^{j+1} over j} "{"(x bold{-1})^j cdot log^{k-1} x"}"</annotation>
  </semantics>
</math>
</file>

<file path=Object 21/content.xml><?xml version="1.0" encoding="utf-8"?>
<math xmlns="http://www.w3.org/1998/Math/MathML" display="block">
  <semantics>
    <mrow>
      <mtext>{</mtext>
      <mi>log</mi>
      <mi>x</mi>
      <mrow>
        <mtext>}</mtext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frac>
              <msub>
                <mi>B</mi>
                <mi>k</mi>
              </msub>
              <mrow>
                <mi>k</mi>
                <mi>!</mi>
              </mrow>
            </mfrac>
            <mtext>{</mtext>
            <mrow>
              <mrow>
                <mo fence="true" stretchy="false">(</mo>
                <mrow>
                  <mrow>
                    <mi>x</mi>
                    <mstyle mathvariant="bold">
                      <mrow>
                        <mo stretchy="false">−</mo>
                        <mn>1</mn>
                      </mrow>
                    </mstyle>
                  </mrow>
                </mrow>
                <mo fence="true" stretchy="false">)</mo>
              </mrow>
              <mo stretchy="false">⋅</mo>
              <msup>
                <mi>log</mi>
                <mi>k</mi>
              </msup>
            </mrow>
            <mi>x</mi>
            <mtext>}</mtext>
          </mrow>
        </mrow>
      </mrow>
    </mrow>
    <annotation encoding="StarMath 5.0">"{"log x"}" =  sum from k = 0 {{B_k over{k!}} "{"(x bold{-1}) cdot log^k x"}"}</annotation>
  </semantics>
</math>
</file>

<file path=Object 22/content.xml><?xml version="1.0" encoding="utf-8"?>
<math xmlns="http://www.w3.org/1998/Math/MathML" display="block">
  <semantics>
    <mrow>
      <mtext>{</mtext>
      <msup>
        <mi>log</mi>
        <mi>a</mi>
      </msup>
      <mi>x</mi>
      <mrow>
        <mtext>}</mtext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frac>
              <msub>
                <mi>B</mi>
                <mi>k</mi>
              </msub>
              <mrow>
                <mi>k</mi>
                <mi>!</mi>
              </mrow>
            </mfrac>
            <mtext>{</mtext>
            <mrow>
              <mrow>
                <mo fence="true" stretchy="false">(</mo>
                <mrow>
                  <mrow>
                    <mi>x</mi>
                    <mstyle mathvariant="bold">
                      <mrow>
                        <mo stretchy="false">−</mo>
                        <mn>1</mn>
                      </mrow>
                    </mstyle>
                  </mrow>
                </mrow>
                <mo fence="true" stretchy="false">)</mo>
              </mrow>
              <mo stretchy="false">⋅</mo>
              <msup>
                <mi>log</mi>
                <mrow>
                  <mi>k</mi>
                  <mo stretchy="false">+</mo>
                  <mi>a</mi>
                </mrow>
              </msup>
            </mrow>
            <mi>x</mi>
            <mtext>}</mtext>
          </mrow>
        </mrow>
      </mrow>
    </mrow>
    <annotation encoding="StarMath 5.0">"{"log^a x"}" =  sum from k = 0 {{B_k over{k!}} "{"(x bold{-1}) cdot log^{k+a} x"}"}</annotation>
  </semantics>
</math>
</file>

<file path=Object 23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24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x</mi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i>k</mi>
      </msup>
      <mrow>
        <mtext>}</mtext>
        <mo stretchy="false">=</mo>
        <mrow>
          <munderover>
            <mo stretchy="false">∑</mo>
            <mrow>
              <mi>j</mi>
              <mo stretchy="false">=</mo>
              <mn>0</mn>
            </mrow>
            <mi mathvariant="normal">∞</mi>
          </munderover>
          <mrow>
            <mo fence="true" stretchy="false">(</mo>
            <mrow>
              <mrow>
                <mrow>
                  <munder>
                    <mi>lim</mi>
                    <mrow>
                      <mi>t</mi>
                      <mo stretchy="false">→</mo>
                      <mn>0</mn>
                    </mrow>
                  </munder>
                  <mfrac>
                    <msup>
                      <mo stretchy="false">∂</mo>
                      <mi>j</mi>
                    </msup>
                    <mrow>
                      <mo stretchy="false">∂</mo>
                      <msup>
                        <mi>t</mi>
                        <mi>j</mi>
                      </msup>
                    </mrow>
                  </mfrac>
                </mrow>
                <msup>
                  <mrow>
                    <mo fence="true" stretchy="false">(</mo>
                    <mrow>
                      <mrow>
                        <msup>
                          <mi>e</mi>
                          <mi>t</mi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)</mo>
          </mrow>
        </mrow>
      </mrow>
      <mtext>{</mtext>
      <msup>
        <mi>log</mi>
        <mi>j</mi>
      </msup>
      <mi>x</mi>
      <mtext>}</mtext>
    </mrow>
    <annotation encoding="StarMath 5.0">"{"(x bold{-1})^k"}" = sum from j = 0 to{infinity} (lim from {t rightarrow 0}{partial^j over {partial t^j}}(e^t - 1 )^k)"{"log^j x"}"</annotation>
  </semantics>
</math>
</file>

<file path=Object 25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26/content.xml><?xml version="1.0" encoding="utf-8"?>
<math xmlns="http://www.w3.org/1998/Math/MathML" display="block">
  <semantics>
    <mrow>
      <mtext>{</mtext>
      <msup>
        <mi>x</mi>
        <mi>z</mi>
      </msup>
      <mrow>
        <mtext>}</mtext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i>k</mi>
            </msup>
            <mrow>
              <mi>k</mi>
              <mi>!</mi>
            </mrow>
          </mfrac>
        </mrow>
      </mrow>
      <mtext>{</mtext>
      <msup>
        <mi>log</mi>
        <mi>k</mi>
      </msup>
      <mi>x</mi>
      <mtext>}</mtext>
    </mrow>
    <annotation encoding="StarMath 5.0">"{"x^z"}" = sum from k = 0 to infinity {{z^k}over{k!}}"{"log^k x"}"</annotation>
  </semantics>
</math>
</file>

<file path=Object 27/content.xml><?xml version="1.0" encoding="utf-8"?>
<math xmlns="http://www.w3.org/1998/Math/MathML" display="block">
  <semantics>
    <mrow>
      <mrow>
        <mi>t</mi>
        <mo stretchy="false">⋅</mo>
        <mtext>{</mtext>
      </mrow>
      <mi>log</mi>
      <mi>x</mi>
      <mrow>
        <mtext>}</mtext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text>{</mtext>
      <msup>
        <mi>x</mi>
        <mrow>
          <mi>z</mi>
          <mo stretchy="false">⋅</mo>
          <mi>t</mi>
        </mrow>
      </msup>
      <mtext>}</mtext>
    </mrow>
    <annotation encoding="StarMath 5.0">t cdot "{"log x"}" = 

lim from { z rightarrow 0}{ } { partial over {partial z} } "{"x^{z cdot t}"}"</annotation>
  </semantics>
</math>
</file>

<file path=Object 28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i>k</mi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 mathvariant="normal">∞</mi>
          </munderover>
          <mrow>
            <mo fence="true" stretchy="false">(</mo>
            <mrow>
              <mrow>
                <mrow>
                  <munder>
                    <mi>lim</mi>
                    <mrow>
                      <mi>t</mi>
                      <mo stretchy="false">→</mo>
                      <mn>0</mn>
                    </mrow>
                  </munder>
                  <mfrac>
                    <msup>
                      <mo stretchy="false">∂</mo>
                      <mi>j</mi>
                    </msup>
                    <mrow>
                      <mo stretchy="false">∂</mo>
                      <msup>
                        <mi>t</mi>
                        <mi>j</mi>
                      </msup>
                    </mrow>
                  </mfrac>
                </mrow>
                <msup>
                  <mrow>
                    <mo fence="true" stretchy="false">(</mo>
                    <mrow>
                      <mrow>
                        <msup>
                          <mi>e</mi>
                          <mi>t</mi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)</mo>
          </mrow>
        </mrow>
      </mrow>
      <msup>
        <mi>log</mi>
        <mi>j</mi>
      </msup>
      <mi>x</mi>
    </mrow>
    <annotation encoding="StarMath 5.0">(x -1)^k = sum from j = 0 to{infinity} (lim from {t rightarrow 0}{partial^j over {partial t^j}}(e^t - 1 )^k) log^j x</annotation>
  </semantics>
</math>
</file>

<file path=Object 29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i>k</mi>
        </msup>
        <mo stretchy="false">=</mo>
        <mrow>
          <munder>
            <mo stretchy="false">∑</mo>
            <mrow>
              <mi>j</mi>
              <mo stretchy="false">=</mo>
              <mn>0</mn>
            </mrow>
          </munder>
          <mfrac>
            <mn>1</mn>
            <mrow>
              <mi>j</mi>
              <mi>!</mi>
            </mrow>
          </mfrac>
        </mrow>
      </mrow>
      <mrow>
        <mrow>
          <mo fence="true" stretchy="false">(</mo>
          <mrow>
            <mrow>
              <munder>
                <mi>lim</mi>
                <mrow>
                  <mi>t</mi>
                  <mo stretchy="false">→</mo>
                  <mn>0</mn>
                </mrow>
              </munder>
              <mrow>
                <mfrac>
                  <msup>
                    <mo stretchy="false">∂</mo>
                    <mi>j</mi>
                  </msup>
                  <mrow>
                    <mo stretchy="false">∂</mo>
                    <msup>
                      <mi>t</mi>
                      <mi>j</mi>
                    </msup>
                  </mrow>
                </mfrac>
                <mfrac>
                  <mi>t</mi>
                  <mrow>
                    <mi>log</mi>
                    <mrow>
                      <mo fence="true" stretchy="false">(</mo>
                      <mrow>
                        <mrow>
                          <mn>1</mn>
                          <mo stretchy="false">+</mo>
                          <mi>t</mi>
                        </mrow>
                      </mrow>
                      <mo fence="true" stretchy="false">)</mo>
                    </mrow>
                  </mrow>
                </mfrac>
              </mrow>
            </mrow>
          </mrow>
          <mo fence="true" stretchy="false">)</mo>
        </mrow>
        <mo stretchy="false">⋅</mo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row>
            <mi>k</mi>
            <mo stretchy="false">−</mo>
            <mn>1</mn>
            <mo stretchy="false">+</mo>
            <mi>j</mi>
          </mrow>
        </msup>
        <mo stretchy="false">⋅</mo>
        <mi>log</mi>
      </mrow>
      <mi>x</mi>
    </mrow>
    <annotation encoding="StarMath 5.0">(x - 1)^k = 
sum from j = 0 {1 over {j!}}(lim from {t rightarrow 0}{partial^j over {partial t^j}t over {log (1+t)}})cdot (x -1)^{k-1+j} cdot log x</annotation>
  </semantics>
</math>
</file>

<file path=Object 3/content.xml><?xml version="1.0" encoding="utf-8"?>
<math xmlns="http://www.w3.org/1998/Math/MathML" display="block">
  <semantics>
    <mrow>
      <mtext>{</mtext>
      <mi>log</mi>
      <mrow>
        <mi>a</mi>
        <mo stretchy="false">⋅</mo>
        <mi>b</mi>
      </mrow>
      <mrow>
        <mtext>}</mtext>
        <mo stretchy="false">=</mo>
        <mtext>{</mtext>
      </mrow>
      <mi>log</mi>
      <mi>a</mi>
      <mrow>
        <mtext>}</mtext>
        <mo stretchy="false">+</mo>
        <mtext>{</mtext>
      </mrow>
      <mi>log</mi>
      <mi>b</mi>
      <mtext>}</mtext>
    </mrow>
    <annotation encoding="StarMath 5.0">"{"log a cdot b"}" = "{"log a"}" + "{"log b"}"</annotation>
  </semantics>
</math>
</file>

<file path=Object 30/content.xml><?xml version="1.0" encoding="utf-8"?>
<math xmlns="http://www.w3.org/1998/Math/MathML" display="block">
  <semantics>
    <mrow>
      <msup>
        <mi>log</mi>
        <mi>k</mi>
      </msup>
      <mrow>
        <mi>x</mi>
        <mo stretchy="false">=</mo>
        <mrow>
          <munder>
            <mo stretchy="false">∑</mo>
            <mrow>
              <mi>j</mi>
              <mo stretchy="false">=</mo>
              <mn>1</mn>
            </mrow>
          </mund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j</mi>
                <mo stretchy="false">+</mo>
                <mn>1</mn>
              </mrow>
            </msup>
            <mi>j</mi>
          </mfrac>
        </mrow>
      </mrow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i>j</mi>
        </msup>
        <mo stretchy="false">⋅</mo>
        <msup>
          <mi>log</mi>
          <mrow>
            <mi>k</mi>
            <mo stretchy="false">−</mo>
            <mn>1</mn>
          </mrow>
        </msup>
      </mrow>
      <mi>x</mi>
    </mrow>
    <annotation encoding="StarMath 5.0">log^k x = sum from j = 1 {(-1)^{j+1} over j} (x - 1)^j cdot log^{k-1} x</annotation>
  </semantics>
</math>
</file>

<file path=Object 31/content.xml><?xml version="1.0" encoding="utf-8"?>
<math xmlns="http://www.w3.org/1998/Math/MathML" display="block">
  <semantics>
    <mrow>
      <mi>log</mi>
      <mrow>
        <mi>x</mi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frac>
              <msub>
                <mi>B</mi>
                <mi>k</mi>
              </msub>
              <mrow>
                <mi>k</mi>
                <mi>!</mi>
              </mrow>
            </mfrac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⋅</mo>
              <msup>
                <mi>log</mi>
                <mi>k</mi>
              </msup>
            </mrow>
            <mi>x</mi>
          </mrow>
        </mrow>
      </mrow>
    </mrow>
    <annotation encoding="StarMath 5.0">log x =  sum from k = 0 {{B_k over{k!}} (x - 1) cdot log^k x}</annotation>
  </semantics>
</math>
</file>

<file path=Object 32/content.xml><?xml version="1.0" encoding="utf-8"?>
<math xmlns="http://www.w3.org/1998/Math/MathML" display="block">
  <semantics>
    <mrow>
      <msup>
        <mi>log</mi>
        <mi>a</mi>
      </msup>
      <mrow>
        <mi>x</mi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frac>
              <msub>
                <mi>B</mi>
                <mi>k</mi>
              </msub>
              <mrow>
                <mi>k</mi>
                <mi>!</mi>
              </mrow>
            </mfrac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⋅</mo>
              <msup>
                <mi>log</mi>
                <mrow>
                  <mi>k</mi>
                  <mo stretchy="false">+</mo>
                  <mi>a</mi>
                </mrow>
              </msup>
            </mrow>
            <mi>x</mi>
          </mrow>
        </mrow>
      </mrow>
    </mrow>
    <annotation encoding="StarMath 5.0">log^a x =  sum from k = 0 {{B_k over{k!}} (x - 1) cdot log^{k+a} x}</annotation>
  </semantics>
</math>
</file>

<file path=Object 33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row>
          <mi>a</mi>
          <mo stretchy="false">+</mo>
          <mi>b</mi>
        </mrow>
      </msup>
      <mrow>
        <mtext>}</mtext>
        <mo stretchy="false">=</mo>
        <mtext>{</mtext>
      </mrow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i>a</mi>
        </msup>
        <mo stretchy="false">⋅</mo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i>b</mi>
        </msup>
      </mrow>
      <mtext>}</mtext>
    </mrow>
    <annotation encoding="StarMath 5.0">"{"(x-1)^{ a+b }"}" = "{"( x-1 )^a cdot ( x-1 )^b"}"</annotation>
  </semantics>
</math>
</file>

<file path=Object 34/content.xml><?xml version="1.0" encoding="utf-8"?>
<math xmlns="http://www.w3.org/1998/Math/MathML" display="block">
  <semantics>
    <mrow>
      <mtext>{</mtext>
      <msup>
        <mi>x</mi>
        <mrow>
          <mi>y</mi>
          <mo stretchy="false">+</mo>
          <mi>z</mi>
        </mrow>
      </msup>
      <mrow>
        <mtext>}</mtext>
        <mo stretchy="false">=</mo>
        <mtext>{</mtext>
      </mrow>
      <mrow>
        <msup>
          <mi>x</mi>
          <mi>y</mi>
        </msup>
        <mo stretchy="false">⋅</mo>
        <msup>
          <mi>x</mi>
          <mi>z</mi>
        </msup>
      </mrow>
      <mtext>}</mtext>
    </mrow>
    <annotation encoding="StarMath 5.0">"{"x^{ y+z }"}" = "{"x^y cdot x^z"}"</annotation>
  </semantics>
</math>
</file>

<file path=Object 35/content.xml><?xml version="1.0" encoding="utf-8"?>
<math xmlns="http://www.w3.org/1998/Math/MathML" display="block">
  <semantics>
    <mrow>
      <mtext>{</mtext>
      <msup>
        <mi>log</mi>
        <mrow>
          <mi>a</mi>
          <mo stretchy="false">+</mo>
          <mi>b</mi>
        </mrow>
      </msup>
      <mi>x</mi>
      <mrow>
        <mtext>}</mtext>
        <mo stretchy="false">=</mo>
        <mtext>{</mtext>
      </mrow>
      <msup>
        <mi>log</mi>
        <mi>a</mi>
      </msup>
      <mrow>
        <mi>x</mi>
        <mo stretchy="false">⋅</mo>
        <msup>
          <mi>log</mi>
          <mi>b</mi>
        </msup>
      </mrow>
      <mi>x</mi>
      <mtext>}</mtext>
    </mrow>
    <annotation encoding="StarMath 5.0">"{"log^{ a+b }x"}" = "{"log^a x cdot log^b x"}"</annotation>
  </semantics>
</math>
</file>

<file path=Object 36/content.xml><?xml version="1.0" encoding="utf-8"?>
<math xmlns="http://www.w3.org/1998/Math/MathML" display="block">
  <semantics>
    <mrow>
      <mtext>{</mtext>
      <mi>log</mi>
      <msup>
        <mi>x</mi>
        <mi>z</mi>
      </msup>
      <mrow>
        <mtext>}</mtext>
        <mo stretchy="false">=</mo>
        <mi>z</mi>
      </mrow>
      <mtext>{</mtext>
      <mi>log</mi>
      <mi>x</mi>
      <mtext>}</mtext>
    </mrow>
    <annotation encoding="StarMath 5.0">"{"log x^z"}" = z "{"log x"}"</annotation>
  </semantics>
</math>
</file>

<file path=Object 37/content.xml><?xml version="1.0" encoding="utf-8"?>
<math xmlns="http://www.w3.org/1998/Math/MathML" display="block">
  <semantics>
    <mrow>
      <mi>log</mi>
      <mrow>
        <mrow>
          <mi>a</mi>
          <mo stretchy="false">⋅</mo>
          <mi>b</mi>
        </mrow>
        <mo stretchy="false">=</mo>
        <mi>log</mi>
      </mrow>
      <mrow>
        <mi>a</mi>
        <mo stretchy="false">+</mo>
        <mi>log</mi>
      </mrow>
      <mi>b</mi>
    </mrow>
    <annotation encoding="StarMath 5.0">log a cdot b = log a + log b</annotation>
  </semantics>
</math>
</file>

<file path=Object 38/content.xml><?xml version="1.0" encoding="utf-8"?>
<math xmlns="http://www.w3.org/1998/Math/MathML" display="block">
  <semantics>
    <mrow>
      <mtext>{</mtext>
      <mi>log</mi>
      <mfrac>
        <mi>a</mi>
        <mi>b</mi>
      </mfrac>
      <mrow>
        <mtext>}</mtext>
        <mo stretchy="false">=</mo>
        <mtext>{</mtext>
      </mrow>
      <mi>log</mi>
      <mi>a</mi>
      <mrow>
        <mtext>}</mtext>
        <mo stretchy="false">−</mo>
        <mtext>{</mtext>
      </mrow>
      <mi>log</mi>
      <mi>b</mi>
      <mtext>}</mtext>
    </mrow>
    <annotation encoding="StarMath 5.0">"{"log a over b"}" = "{"log a"}" - "{"log b"}"</annotation>
  </semantics>
</math>
</file>

<file path=Object 39/content.xml><?xml version="1.0" encoding="utf-8"?>
<math xmlns="http://www.w3.org/1998/Math/MathML" display="block">
  <semantics>
    <mrow>
      <mrow>
        <mi>t</mi>
        <mo stretchy="false">⋅</mo>
        <mi>log</mi>
      </mrow>
      <mrow>
        <mi>x</mi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row>
        <mo fence="true" stretchy="false">(</mo>
        <mrow>
          <msup>
            <mi>x</mi>
            <mrow>
              <mi>z</mi>
              <mo stretchy="false">⋅</mo>
              <mi>t</mi>
            </mrow>
          </msup>
        </mrow>
        <mo fence="true" stretchy="false">)</mo>
      </mrow>
    </mrow>
    <annotation encoding="StarMath 5.0">t cdot log x = 

lim from { z rightarrow 0}{ } { partial over {partial z} } (x^{z cdot t})</annotation>
  </semantics>
</math>
</file>

<file path=Object 4/content.xml><?xml version="1.0" encoding="utf-8"?>
<math xmlns="http://www.w3.org/1998/Math/MathML" display="block">
  <semantics>
    <mrow>
      <mi>log</mi>
      <mrow>
        <mfrac>
          <mi>a</mi>
          <mi>b</mi>
        </mfrac>
        <mo stretchy="false">=</mo>
        <mi>log</mi>
      </mrow>
      <mrow>
        <mi>a</mi>
        <mo stretchy="false">−</mo>
        <mi>log</mi>
      </mrow>
      <mi>b</mi>
    </mrow>
    <annotation encoding="StarMath 5.0">log a over b = log a - log b</annotation>
  </semantics>
</math>
</file>

<file path=Object 40/content.xml><?xml version="1.0" encoding="utf-8"?>
<math xmlns="http://www.w3.org/1998/Math/MathML" display="block">
  <semantics>
    <mrow>
      <mi>log</mi>
      <mrow>
        <mi>n</mi>
        <mo stretchy="false">+</mo>
        <mi>log</mi>
      </mrow>
      <mrow>
        <mi>m</mi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row>
        <mo fence="true" stretchy="false">(</mo>
        <mrow>
          <mrow>
            <msup>
              <mi>n</mi>
              <mi>z</mi>
            </msup>
            <mo stretchy="false">⋅</mo>
            <msup>
              <mi>m</mi>
              <mi>z</mi>
            </msup>
          </mrow>
        </mrow>
        <mo fence="true" stretchy="false">)</mo>
      </mrow>
    </mrow>
    <annotation encoding="StarMath 5.0">log n+log m = 

lim from { z rightarrow 0}{ } { partial over {partial z} } {(n^z cdot m^z)}</annotation>
  </semantics>
</math>
</file>

<file path=Object 41/content.xml><?xml version="1.0" encoding="utf-8"?>
<math xmlns="http://www.w3.org/1998/Math/MathML" display="block">
  <semantics>
    <mrow>
      <mi>log</mi>
      <mrow>
        <mi>n</mi>
        <mo stretchy="false">−</mo>
        <mi>log</mi>
      </mrow>
      <mrow>
        <mi>m</mi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row>
        <mo fence="true" stretchy="false">(</mo>
        <mrow>
          <mfrac>
            <msup>
              <mi>n</mi>
              <mi>z</mi>
            </msup>
            <msup>
              <mi>m</mi>
              <mi>z</mi>
            </msup>
          </mfrac>
        </mrow>
        <mo fence="true" stretchy="false">)</mo>
      </mrow>
    </mrow>
    <annotation encoding="StarMath 5.0">log n-log m  = 

lim from { z rightarrow 0}{ } { partial over {partial z} } {({n^z} over {m^z})}</annotation>
  </semantics>
</math>
</file>

<file path=Object 42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i>n</mi>
              <mo stretchy="false">⋅</mo>
              <mi>m</mi>
            </mrow>
          </mrow>
          <mo fence="true" stretchy="false">)</mo>
        </mrow>
        <mo stretchy="false">=</mo>
        <mi>log</mi>
      </mrow>
      <mrow>
        <mi>n</mi>
        <mo stretchy="false">+</mo>
        <mi>log</mi>
      </mrow>
      <mi>m</mi>
    </mrow>
    <annotation encoding="StarMath 5.0">log(n cdot m) = log n+log m</annotation>
  </semantics>
</math>
</file>

<file path=Object 43/content.xml><?xml version="1.0" encoding="utf-8"?>
<math xmlns="http://www.w3.org/1998/Math/MathML" display="block">
  <semantics>
    <mrow>
      <mi>log</mi>
      <mrow>
        <mfrac>
          <mi>n</mi>
          <mi>m</mi>
        </mfrac>
        <mo stretchy="false">=</mo>
        <mi>log</mi>
      </mrow>
      <mrow>
        <mi>n</mi>
        <mo stretchy="false">−</mo>
        <mi>log</mi>
      </mrow>
      <mi>m</mi>
    </mrow>
    <annotation encoding="StarMath 5.0">log {n} over {m} = log n-log m</annotation>
  </semantics>
</math>
</file>

<file path=Object 44/content.xml><?xml version="1.0" encoding="utf-8"?>
<math xmlns="http://www.w3.org/1998/Math/MathML" display="block">
  <semantics>
    <mrow>
      <mtext>{</mtext>
      <mi>log</mi>
      <mi>x</mi>
      <mrow>
        <mtext>}</mtext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text>{</mtext>
      <msup>
        <mi>x</mi>
        <mi>z</mi>
      </msup>
      <mtext>}</mtext>
    </mrow>
    <annotation encoding="StarMath 5.0">"{"log x"}" = lim from {z rightarrow 0 }{ } partial over { partial z }"{"x^z"}"</annotation>
  </semantics>
</math>
</file>

<file path=Object 45/content.xml><?xml version="1.0" encoding="utf-8"?>
<math xmlns="http://www.w3.org/1998/Math/MathML" display="block">
  <semantics>
    <mrow>
      <mtext>{</mtext>
      <mi>log</mi>
      <mi>x</mi>
      <mrow>
        <mtext>}</mtext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row>
          <mtext>{</mtext>
          <msup>
            <mi>x</mi>
            <mi>z</mi>
          </msup>
          <mrow>
            <mtext>}</mtext>
            <mo stretchy="false">−</mo>
            <mn>1</mn>
          </mrow>
        </mrow>
        <mi>z</mi>
      </mfrac>
    </mrow>
    <annotation encoding="StarMath 5.0">"{"log x"}" = lim from {z rightarrow 0 }{ } {{"{"x^z"}"-1}over{z}}</annotation>
  </semantics>
</math>
</file>

<file path=Object 46/content.xml><?xml version="1.0" encoding="utf-8"?>
<math xmlns="http://www.w3.org/1998/Math/MathML" display="block">
  <semantics>
    <mrow>
      <mtext>{</mtext>
      <msup>
        <mi>log</mi>
        <mi>k</mi>
      </msup>
      <mi>x</mi>
      <mrow>
        <mtext>}</mtext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sup>
          <mo stretchy="false">∂</mo>
          <mi>k</mi>
        </msup>
        <mrow>
          <mo stretchy="false">∂</mo>
          <msup>
            <mi>z</mi>
            <mi>k</mi>
          </msup>
        </mrow>
      </mfrac>
      <mtext>{</mtext>
      <msup>
        <mi>x</mi>
        <mi>z</mi>
      </msup>
      <mtext>}</mtext>
    </mrow>
    <annotation encoding="StarMath 5.0">"{"log^k x"}" = lim from {z rightarrow 0 }{ } partial^k over { partial z^k }"{"x^z"}"</annotation>
  </semantics>
</math>
</file>

<file path=Object 47/content.xml><?xml version="1.0" encoding="utf-8"?>
<math xmlns="http://www.w3.org/1998/Math/MathML" display="block">
  <semantics>
    <mrow>
      <mi>log</mi>
      <mrow>
        <mi>x</mi>
        <mo stretchy="false">=</mo>
        <mrow>
          <mrow>
            <munder>
              <mo stretchy="false">∑</mo>
              <mrow>
                <mi>k</mi>
                <mo stretchy="false">=</mo>
                <mn>0</mn>
              </mrow>
            </munder>
            <mfrac>
              <mn>1</mn>
              <mrow>
                <mi>k</mi>
                <mi>!</mi>
              </mrow>
            </mfrac>
          </mrow>
          <mo stretchy="false">⋅</mo>
          <mrow>
            <mo fence="true" stretchy="false">(</mo>
            <mrow>
              <mrow>
                <munder>
                  <mi>lim</mi>
                  <mrow>
                    <mi>t</mi>
                    <mo stretchy="false">→</mo>
                    <mn>0</mn>
                  </mrow>
                </munder>
                <mrow>
                  <mfrac>
                    <msup>
                      <mo stretchy="false">∂</mo>
                      <mi>k</mi>
                    </msup>
                    <mrow>
                      <mo stretchy="false">∂</mo>
                      <msup>
                        <mi>t</mi>
                        <mi>k</mi>
                      </msup>
                    </mrow>
                  </mfrac>
                  <mfrac>
                    <mi>t</mi>
                    <mrow>
                      <msup>
                        <mi>e</mi>
                        <mi>t</mi>
                      </msup>
                      <mo stretchy="false">−</mo>
                      <mn>1</mn>
                    </mrow>
                  </mfrac>
                </mrow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o stretchy="false">⋅</mo>
          <msup>
            <mi>log</mi>
            <mi>k</mi>
          </msup>
        </mrow>
      </mrow>
      <mi>x</mi>
    </mrow>
    <annotation encoding="StarMath 5.0">log x =  sum from k = 0 {1 over {k!}}cdot(lim from {t rightarrow 0}{partial^k over {partial t^k}t over {e^t-1}})cdot  (x - 1) cdot log^k x</annotation>
  </semantics>
</math>
</file>

<file path=Object 48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49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5/content.xml><?xml version="1.0" encoding="utf-8"?>
<math xmlns="http://www.w3.org/1998/Math/MathML" display="block">
  <semantics>
    <mrow>
      <mi>log</mi>
      <mrow>
        <mi>x</mi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sup>
        <mi>x</mi>
        <mi>z</mi>
      </msup>
    </mrow>
    <annotation encoding="StarMath 5.0">log x = lim from {z rightarrow 0 }{ } partial over { partial z }x^z</annotation>
  </semantics>
</math>
</file>

<file path=Object 50/content.xml><?xml version="1.0" encoding="utf-8"?>
<math xmlns="http://www.w3.org/1998/Math/MathML" display="block">
  <semantics>
    <mrow>
      <mi mathvariant="normal">Γ</mi>
      <mrow>
        <mrow>
          <mo fence="true" stretchy="false">(</mo>
          <mrow>
            <mrow>
              <mn>0,</mn>
              <mrow>
                <mi>x</mi>
                <mo stretchy="false">−</mo>
                <mn>1</mn>
              </mrow>
            </mrow>
          </mrow>
          <mo fence="true" stretchy="false">)</mo>
        </mrow>
        <mo stretchy="false">+</mo>
        <mi>log</mi>
      </mrow>
      <mrow>
        <mrow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o stretchy="false">+</mo>
          <mi mathvariant="normal">γ</mi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row>
        <msub>
          <mi>L</mi>
          <mi>z</mi>
        </msub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</mrow>
    </mrow>
    <annotation encoding="StarMath 5.0">%GAMMA( 0,x-1 )+log( x-1 )+%gamma
 = lim from {z rightarrow 0}{} partial over {partial z}{L_z( 1-x )}</annotation>
  </semantics>
</math>
</file>

<file path=Object 51/content.xml><?xml version="1.0" encoding="utf-8"?>
<math xmlns="http://www.w3.org/1998/Math/MathML" display="block">
  <semantics>
    <mrow>
      <mrow>
        <msub>
          <mi>H</mi>
          <mrow>
            <mi>x</mi>
            <mo stretchy="false">−</mo>
            <mn>1</mn>
          </mrow>
        </msub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frac>
        <msup>
          <mi>x</mi>
          <mrow>
            <mo fence="true" stretchy="false">(</mo>
            <mrow>
              <mi>z</mi>
            </mrow>
            <mo fence="true" stretchy="false">)</mo>
          </mrow>
        </msup>
        <mrow>
          <mi>z</mi>
          <mi>!</mi>
        </mrow>
      </mfrac>
    </mrow>
    <annotation encoding="StarMath 5.0">H_{x-1} = lim from {z rightarrow 0}{} partial over {partial z}{{x^(z)}over{ z! }}
</annotation>
  </semantics>
</math>
</file>

<file path=Object 52/content.xml><?xml version="1.0" encoding="utf-8"?>
<math xmlns="http://www.w3.org/1998/Math/MathML" display="block">
  <semantics>
    <mrow>
      <mi mathvariant="italic">li</mi>
      <mrow>
        <mrow>
          <mo fence="true" stretchy="false">(</mo>
          <mrow>
            <mi>x</mi>
          </mrow>
          <mo fence="true" stretchy="false">)</mo>
        </mrow>
        <mo stretchy="false">−</mo>
        <mi>log</mi>
      </mrow>
      <mi>log</mi>
      <mrow>
        <mrow>
          <mi>x</mi>
          <mo stretchy="false">−</mo>
          <mi mathvariant="normal">γ</mi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row>
        <msub>
          <mi>L</mi>
          <mrow>
            <mo stretchy="false">−</mo>
            <mi>z</mi>
          </mrow>
        </msub>
        <mrow>
          <mo fence="true" stretchy="false">(</mo>
          <mrow>
            <mrow>
              <mi>log</mi>
              <mi>x</mi>
            </mrow>
          </mrow>
          <mo fence="true" stretchy="false">)</mo>
        </mrow>
      </mrow>
    </mrow>
    <annotation encoding="StarMath 5.0">li( x ) - log log x - %gamma = lim from {z rightarrow 0}{} partial over {partial z} { L_{-z}( log x )
 }</annotation>
  </semantics>
</math>
</file>

<file path=Object 53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sub>
        <mi>D</mi>
        <mi>z</mi>
      </msub>
      <mrow>
        <mo fence="true" stretchy="false">(</mo>
        <mrow>
          <mi>x</mi>
        </mrow>
        <mo fence="true" stretchy="false">)</mo>
      </mrow>
    </mrow>
    <annotation encoding="StarMath 5.0">%PI(x) = lim from {z rightarrow 0}{} partial over {partial z} D_z( x )</annotation>
  </semantics>
</math>
</file>

<file path=Object 54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55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56/content.xml><?xml version="1.0" encoding="utf-8"?>
<math xmlns="http://www.w3.org/1998/Math/MathML" display="block">
  <semantics>
    <mrow>
      <mrow>
        <mrow>
          <mfrac>
            <mn>1</mn>
            <mrow>
              <mi>x</mi>
              <mo stretchy="false">−</mo>
              <mn>1</mn>
            </mrow>
          </mfrac>
          <mo stretchy="false">−</mo>
          <mfrac>
            <msup>
              <mi>e</mi>
              <mrow>
                <mn>1</mn>
                <mo stretchy="false">−</mo>
                <mi>x</mi>
              </mrow>
            </msup>
            <mrow>
              <mi>x</mi>
              <mo stretchy="false">−</mo>
              <mn>1</mn>
            </mrow>
          </mfrac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row>
        <msubsup>
          <mi>L</mi>
          <mrow>
            <mi>z</mi>
            <mo stretchy="false">−</mo>
            <mn>1</mn>
          </mrow>
          <mrow>
            <mo fence="true" stretchy="false">(</mo>
            <mrow>
              <mn>1</mn>
            </mrow>
            <mo fence="true" stretchy="false">)</mo>
          </mrow>
        </msubsup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</mrow>
    </mrow>
    <annotation encoding="StarMath 5.0">1 over {x-1} - e^{1-x} over {x-1} = lim from {z rightarrow 0}{} partial over {partial z}{L_{ z-1 }^(1)(1-x )}</annotation>
  </semantics>
</math>
</file>

<file path=Object 57/content.xml><?xml version="1.0" encoding="utf-8"?>
<math xmlns="http://www.w3.org/1998/Math/MathML" display="block">
  <semantics>
    <mrow>
      <mrow>
        <mfrac>
          <mn>1</mn>
          <mrow>
            <mi>x</mi>
            <mo stretchy="false">−</mo>
            <mn>1</mn>
          </mrow>
        </mfrac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frac>
        <msup>
          <mi>x</mi>
          <mrow>
            <mo fence="true" stretchy="false">(</mo>
            <mrow>
              <mrow>
                <mi>z</mi>
                <mo stretchy="false">−</mo>
                <mn>1</mn>
              </mrow>
            </mrow>
            <mo fence="true" stretchy="false">)</mo>
          </mrow>
        </msup>
        <mrow>
          <mrow>
            <mo fence="true" stretchy="false">(</mo>
            <mrow>
              <mrow>
                <mi>z</mi>
                <mo stretchy="false">−</mo>
                <mn>1</mn>
              </mrow>
            </mrow>
            <mo fence="true" stretchy="false">)</mo>
          </mrow>
          <mi>!</mi>
        </mrow>
      </mfrac>
    </mrow>
    <annotation encoding="StarMath 5.0">1 over {x-1} = lim from {z rightarrow 0}{} partial over {partial z}{{x^(z-1)}over{ (z-1)! }}
</annotation>
  </semantics>
</math>
</file>

<file path=Object 58/content.xml><?xml version="1.0" encoding="utf-8"?>
<math xmlns="http://www.w3.org/1998/Math/MathML" display="block">
  <semantics>
    <mrow>
      <mrow>
        <mrow>
          <mfrac>
            <mn>1</mn>
            <mrow>
              <mi>log</mi>
              <mi>x</mi>
            </mrow>
          </mfrac>
          <mo stretchy="false">−</mo>
          <mfrac>
            <mn>1</mn>
            <mrow>
              <mi>x</mi>
              <mi>log</mi>
              <mi>x</mi>
            </mrow>
          </mfrac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row>
        <mfrac>
          <mo stretchy="false">∂</mo>
          <mrow>
            <mo stretchy="false">∂</mo>
            <mi>z</mi>
          </mrow>
        </mfrac>
        <mo stretchy="false">−</mo>
        <mrow>
          <mfrac>
            <mn>1</mn>
            <mi>x</mi>
          </mfrac>
          <mo stretchy="false">⋅</mo>
          <msubsup>
            <mi>L</mi>
            <mrow>
              <mrow>
                <mo stretchy="false">−</mo>
                <mi>z</mi>
              </mrow>
              <mo stretchy="false">−</mo>
              <mn>1</mn>
            </mrow>
            <mrow>
              <mo fence="true" stretchy="false">(</mo>
              <mrow>
                <mn>1</mn>
              </mrow>
              <mo fence="true" stretchy="false">)</mo>
            </mrow>
          </msubsup>
        </mrow>
      </mrow>
      <mrow>
        <mo fence="true" stretchy="false">(</mo>
        <mrow>
          <mrow>
            <mi>log</mi>
            <mi>x</mi>
          </mrow>
        </mrow>
        <mo fence="true" stretchy="false">)</mo>
      </mrow>
    </mrow>
    <annotation encoding="StarMath 5.0">{1 over {log x}} - {1 over {x log x}} = lim from {z rightarrow 0}{} partial over {partial z} -{{1}over{x}} cdot L_{ -z-1 }^(1)(log x )
</annotation>
  </semantics>
</math>
</file>

<file path=Object 59/content.xml><?xml version="1.0" encoding="utf-8"?>
<math xmlns="http://www.w3.org/1998/Math/MathML" display="block">
  <semantics>
    <mrow>
      <mi mathvariant="normal">κ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sub>
        <mi>d</mi>
        <mi>z</mi>
      </msub>
      <mrow>
        <mo fence="true" stretchy="false">(</mo>
        <mrow>
          <mi>x</mi>
        </mrow>
        <mo fence="true" stretchy="false">)</mo>
      </mrow>
    </mrow>
    <annotation encoding="StarMath 5.0">%kappa(x) = lim from {z rightarrow 0}{} partial over {partial z} d_z( x )</annotation>
  </semantics>
</math>
</file>

<file path=Object 6/content.xml><?xml version="1.0" encoding="utf-8"?>
<math xmlns="http://www.w3.org/1998/Math/MathML" display="block">
  <semantics>
    <mrow>
      <mi>log</mi>
      <mrow>
        <mi>x</mi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row>
          <msup>
            <mi>x</mi>
            <mi>z</mi>
          </msup>
          <mo stretchy="false">−</mo>
          <mn>1</mn>
        </mrow>
        <mi>z</mi>
      </mfrac>
    </mrow>
    <annotation encoding="StarMath 5.0">log x = lim from {z rightarrow 0 }{ } {{x^z-1}over{z}}</annotation>
  </semantics>
</math>
</file>

<file path=Object 60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61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62/content.xml><?xml version="1.0" encoding="utf-8"?>
<math xmlns="http://www.w3.org/1998/Math/MathML" display="block">
  <semantics>
    <mrow>
      <mrow>
        <mrow>
          <mi>t</mi>
          <mo stretchy="false">⋅</mo>
          <mrow>
            <mo fence="true" stretchy="false">(</mo>
            <mrow>
              <mrow>
                <mi mathvariant="normal">Γ</mi>
                <mrow>
                  <mrow>
                    <mo fence="true" stretchy="false">(</mo>
                    <mrow>
                      <mrow>
                        <mn>0,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o stretchy="false">+</mo>
                  <mi>log</mi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+</mo>
                  <mi mathvariant="normal">γ</mi>
                </mrow>
              </mrow>
            </mrow>
            <mo fence="true" stretchy="false">)</mo>
          </mrow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row>
        <msub>
          <mi>L</mi>
          <mrow>
            <mi>z</mi>
            <mo stretchy="false">⋅</mo>
            <mi>t</mi>
          </mrow>
        </msub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</mrow>
    </mrow>
    <annotation encoding="StarMath 5.0">t cdot(%GAMMA( 0,x-1 )+log( x-1 )+%gamma)
 = lim from {z rightarrow 0}{} partial over {partial z}{L_{z cdot t}( 1-x )}</annotation>
  </semantics>
</math>
</file>

<file path=Object 63/content.xml><?xml version="1.0" encoding="utf-8"?>
<math xmlns="http://www.w3.org/1998/Math/MathML" display="block">
  <semantics>
    <mrow>
      <mrow>
        <mrow>
          <mi>t</mi>
          <mo stretchy="false">⋅</mo>
          <msub>
            <mi>H</mi>
            <mrow>
              <mi>x</mi>
              <mo stretchy="false">−</mo>
              <mn>1</mn>
            </mrow>
          </msub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frac>
        <msup>
          <mi>x</mi>
          <mrow>
            <mo fence="true" stretchy="false">(</mo>
            <mrow>
              <mrow>
                <mi>z</mi>
                <mo stretchy="false">⋅</mo>
                <mi>t</mi>
              </mrow>
            </mrow>
            <mo fence="true" stretchy="false">)</mo>
          </mrow>
        </msup>
        <mrow>
          <mrow>
            <mo fence="true" stretchy="false">(</mo>
            <mrow>
              <mrow>
                <mi>z</mi>
                <mi>t</mi>
              </mrow>
            </mrow>
            <mo fence="true" stretchy="false">)</mo>
          </mrow>
          <mi>!</mi>
        </mrow>
      </mfrac>
    </mrow>
    <annotation encoding="StarMath 5.0">t cdot H_{x-1} = lim from {z rightarrow 0}{} partial over {partial z}{{x^(z cdot t)}over{ (z t)! }}
</annotation>
  </semantics>
</math>
</file>

<file path=Object 64/content.xml><?xml version="1.0" encoding="utf-8"?>
<math xmlns="http://www.w3.org/1998/Math/MathML" display="block">
  <semantics>
    <mrow>
      <mrow>
        <mrow>
          <mi>t</mi>
          <mo stretchy="false">⋅</mo>
          <mrow>
            <mo fence="true" stretchy="false">(</mo>
            <mrow>
              <mrow>
                <mi mathvariant="italic">l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log</mi>
                </mrow>
                <mi>log</mi>
                <mrow>
                  <mi>x</mi>
                  <mo stretchy="false">−</mo>
                  <mi mathvariant="normal">γ</mi>
                </mrow>
              </mrow>
            </mrow>
            <mo fence="true" stretchy="false">)</mo>
          </mrow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row>
        <msub>
          <mi>L</mi>
          <mrow>
            <mo stretchy="false">−</mo>
            <mrow>
              <mo fence="true" stretchy="false">(</mo>
              <mrow>
                <mrow>
                  <mi>z</mi>
                  <mo stretchy="false">⋅</mo>
                  <mi>t</mi>
                </mrow>
              </mrow>
              <mo fence="true" stretchy="false">)</mo>
            </mrow>
          </mrow>
        </msub>
        <mrow>
          <mo fence="true" stretchy="false">(</mo>
          <mrow>
            <mrow>
              <mi>log</mi>
              <mi>x</mi>
            </mrow>
          </mrow>
          <mo fence="true" stretchy="false">)</mo>
        </mrow>
      </mrow>
    </mrow>
    <annotation encoding="StarMath 5.0">t cdot( li( x ) - log log x - %gamma ) = lim from {z rightarrow 0}{} partial over {partial z} { L_{-(z cdot t)}( log x )
 }</annotation>
  </semantics>
</math>
</file>

<file path=Object 65/content.xml><?xml version="1.0" encoding="utf-8"?>
<math xmlns="http://www.w3.org/1998/Math/MathML" display="block">
  <semantics>
    <mrow>
      <mrow>
        <mi>t</mi>
        <mo stretchy="false">⋅</mo>
        <mi mathvariant="normal">Π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sub>
        <mi>D</mi>
        <mrow>
          <mi>z</mi>
          <mo stretchy="false">⋅</mo>
          <mi>t</mi>
        </mrow>
      </msub>
      <mrow>
        <mo fence="true" stretchy="false">(</mo>
        <mrow>
          <mi>x</mi>
        </mrow>
        <mo fence="true" stretchy="false">)</mo>
      </mrow>
    </mrow>
    <annotation encoding="StarMath 5.0">t cdot %PI(x) = lim from {z rightarrow 0}{} partial over {partial z} D_{z cdot t}( x )</annotation>
  </semantics>
</math>
</file>

<file path=Object 66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67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68/content.xml><?xml version="1.0" encoding="utf-8"?>
<math xmlns="http://www.w3.org/1998/Math/MathML" display="block">
  <semantics>
    <mrow>
      <mrow>
        <mrow>
          <mi>t</mi>
          <mo stretchy="false">⋅</mo>
          <mrow>
            <mo fence="true" stretchy="false">(</mo>
            <mrow>
              <mrow>
                <mfrac>
                  <mn>1</mn>
                  <mrow>
                    <mi>x</mi>
                    <mo stretchy="false">−</mo>
                    <mn>1</mn>
                  </mrow>
                </mfrac>
                <mo stretchy="false">−</mo>
                <mfrac>
                  <msup>
                    <mi>e</mi>
                    <mrow>
                      <mn>1</mn>
                      <mo stretchy="false">−</mo>
                      <mi>x</mi>
                    </mrow>
                  </msup>
                  <mrow>
                    <mi>x</mi>
                    <mo stretchy="false">−</mo>
                    <mn>1</mn>
                  </mrow>
                </mfrac>
              </mrow>
            </mrow>
            <mo fence="true" stretchy="false">)</mo>
          </mrow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row>
        <msubsup>
          <mi>L</mi>
          <mrow>
            <mrow>
              <mi>t</mi>
              <mo stretchy="false">⋅</mo>
              <mi>z</mi>
            </mrow>
            <mo stretchy="false">−</mo>
            <mn>1</mn>
          </mrow>
          <mrow>
            <mo fence="true" stretchy="false">(</mo>
            <mrow>
              <mn>1</mn>
            </mrow>
            <mo fence="true" stretchy="false">)</mo>
          </mrow>
        </msubsup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</mrow>
    </mrow>
    <annotation encoding="StarMath 5.0">t cdot( 1 over {x-1} - e^{1-x} over {x-1} ) = lim from {z rightarrow 0}{} partial over {partial z}{L_{ t cdot z-1 }^(1)(1-x )}</annotation>
  </semantics>
</math>
</file>

<file path=Object 69/content.xml><?xml version="1.0" encoding="utf-8"?>
<math xmlns="http://www.w3.org/1998/Math/MathML" display="block">
  <semantics>
    <mrow>
      <mrow>
        <mrow>
          <mi>t</mi>
          <mo stretchy="false">⋅</mo>
          <mfrac>
            <mn>1</mn>
            <mrow>
              <mi>x</mi>
              <mo stretchy="false">−</mo>
              <mn>1</mn>
            </mrow>
          </mfrac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frac>
        <msup>
          <mi>x</mi>
          <mrow>
            <mo fence="true" stretchy="false">(</mo>
            <mrow>
              <mrow>
                <mrow>
                  <mi>t</mi>
                  <mo stretchy="false">⋅</mo>
                  <mi>z</mi>
                </mrow>
                <mo stretchy="false">−</mo>
                <mn>1</mn>
              </mrow>
            </mrow>
            <mo fence="true" stretchy="false">)</mo>
          </mrow>
        </msup>
        <mrow>
          <mrow>
            <mo fence="true" stretchy="false">(</mo>
            <mrow>
              <mrow>
                <mrow>
                  <mi>t</mi>
                  <mo stretchy="false">⋅</mo>
                  <mi>z</mi>
                </mrow>
                <mo stretchy="false">−</mo>
                <mn>1</mn>
              </mrow>
            </mrow>
            <mo fence="true" stretchy="false">)</mo>
          </mrow>
          <mi>!</mi>
        </mrow>
      </mfrac>
    </mrow>
    <annotation encoding="StarMath 5.0">t cdot {1 over {x-1}} = lim from {z rightarrow 0}{} partial over {partial z}{{x^(t cdot z-1)}over{ (t cdot z-1)! }}
</annotation>
  </semantics>
</math>
</file>

<file path=Object 7/content.xml><?xml version="1.0" encoding="utf-8"?>
<math xmlns="http://www.w3.org/1998/Math/MathML" display="block">
  <semantics>
    <mrow>
      <msup>
        <mi>log</mi>
        <mi>k</mi>
      </msup>
      <mrow>
        <mi>x</mi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sup>
          <mo stretchy="false">∂</mo>
          <mi>k</mi>
        </msup>
        <mrow>
          <mo stretchy="false">∂</mo>
          <msup>
            <mi>z</mi>
            <mi>k</mi>
          </msup>
        </mrow>
      </mfrac>
      <msup>
        <mi>x</mi>
        <mi>z</mi>
      </msup>
    </mrow>
    <annotation encoding="StarMath 5.0">log^k x = lim from {z rightarrow 0 }{ } partial^k over { partial z^k }x^z</annotation>
  </semantics>
</math>
</file>

<file path=Object 70/content.xml><?xml version="1.0" encoding="utf-8"?>
<math xmlns="http://www.w3.org/1998/Math/MathML" display="block">
  <semantics>
    <mrow>
      <mrow>
        <mfrac>
          <msup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i>k</mi>
          </msup>
          <mrow>
            <mi>k</mi>
            <mi>!</mi>
          </mrow>
        </mfrac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row>
          <mo fence="true" stretchy="false">(</mo>
          <mrow>
            <mtable>
              <mtr>
                <mtd>
                  <mi>k</mi>
                </mtd>
              </mtr>
              <mtr>
                <mtd>
                  <mi>j</mi>
                </mtd>
              </mtr>
            </mtable>
          </mrow>
          <mo fence="true" stretchy="false">)</mo>
        </mrow>
        <mo stretchy="false">⋅</mo>
        <mrow>
          <msub>
            <mi>L</mi>
            <mi>j</mi>
          </msub>
          <mrow>
            <mo fence="true" stretchy="false">(</mo>
            <mrow>
              <mrow>
                <mn>1</mn>
                <mo stretchy="false">−</mo>
                <mi>x</mi>
              </mrow>
            </mrow>
            <mo fence="true" stretchy="false">)</mo>
          </mrow>
        </mrow>
      </mrow>
    </mrow>
    <annotation encoding="StarMath 5.0">{(x-1)^k}over{ k! } = sum from j = 0 to k (-1)^{k-j}( binom{k}{j} )cdot{L_j( 1-x )}</annotation>
  </semantics>
</math>
</file>

<file path=Object 71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frac>
                <mn>1</mn>
                <mrow>
                  <mi>log</mi>
                  <mi>x</mi>
                </mrow>
              </mfrac>
              <mo stretchy="false">−</mo>
              <mfrac>
                <mn>1</mn>
                <mrow>
                  <mi>x</mi>
                  <mi>log</mi>
                  <mi>x</mi>
                </mrow>
              </mfrac>
            </mrow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row>
        <mfrac>
          <mo stretchy="false">∂</mo>
          <mrow>
            <mo stretchy="false">∂</mo>
            <mi>z</mi>
          </mrow>
        </mfrac>
        <mo stretchy="false">−</mo>
        <mrow>
          <mfrac>
            <mn>1</mn>
            <mi>x</mi>
          </mfrac>
          <mo stretchy="false">⋅</mo>
          <msubsup>
            <mi>L</mi>
            <mrow>
              <mrow>
                <mrow>
                  <mo stretchy="false">−</mo>
                  <mi>t</mi>
                </mrow>
                <mo stretchy="false">⋅</mo>
                <mi>z</mi>
              </mrow>
              <mo stretchy="false">−</mo>
              <mn>1</mn>
            </mrow>
            <mrow>
              <mo fence="true" stretchy="false">(</mo>
              <mrow>
                <mn>1</mn>
              </mrow>
              <mo fence="true" stretchy="false">)</mo>
            </mrow>
          </msubsup>
        </mrow>
      </mrow>
      <mrow>
        <mo fence="true" stretchy="false">(</mo>
        <mrow>
          <mrow>
            <mi>log</mi>
            <mi>x</mi>
          </mrow>
        </mrow>
        <mo fence="true" stretchy="false">)</mo>
      </mrow>
    </mrow>
    <annotation encoding="StarMath 5.0">t({1 over {log x}} - {1 over {x log x}}) = lim from {z rightarrow 0}{} partial over {partial z} -{1 over x } cdot L_{ -t cdot z-1 }^(1)(log x )
</annotation>
  </semantics>
</math>
</file>

<file path=Object 72/content.xml><?xml version="1.0" encoding="utf-8"?>
<math xmlns="http://www.w3.org/1998/Math/MathML" display="block">
  <semantics>
    <mrow>
      <mrow>
        <mi>t</mi>
        <mo stretchy="false">⋅</mo>
        <mi mathvariant="normal">κ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sub>
        <mi>d</mi>
        <mrow>
          <mi>t</mi>
          <mo stretchy="false">⋅</mo>
          <mi>z</mi>
        </mrow>
      </msub>
      <mrow>
        <mo fence="true" stretchy="false">(</mo>
        <mrow>
          <mi>x</mi>
        </mrow>
        <mo fence="true" stretchy="false">)</mo>
      </mrow>
    </mrow>
    <annotation encoding="StarMath 5.0">t cdot %kappa(x) = lim from {z rightarrow 0}{} partial over {partial z} d_{t cdot z}( x )</annotation>
  </semantics>
</math>
</file>

<file path=Object 73/content.xml><?xml version="1.0" encoding="utf-8"?>
<math xmlns="http://www.w3.org/1998/Math/MathML" display="block">
  <semantics>
    <mrow>
      <msub>
        <mi>D</mi>
        <mrow>
          <mi>a</mi>
          <mo stretchy="false">+</mo>
          <mi>b</mi>
        </mrow>
      </msub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frac>
                <mi>x</mi>
                <mi>t</mi>
              </mfrac>
            </munderover>
            <msub>
              <mi>d</mi>
              <mi>a</mi>
            </msub>
          </mrow>
        </mrow>
      </mrow>
      <mi>'</mi>
      <mrow>
        <mrow>
          <mo fence="true" stretchy="false">(</mo>
          <mrow>
            <mi>t</mi>
          </mrow>
          <mo fence="true" stretchy="false">)</mo>
        </mrow>
        <mo stretchy="false">⋅</mo>
        <msub>
          <mi>d</mi>
          <mi>b</mi>
        </msub>
      </mrow>
      <mi>'</mi>
      <mrow>
        <mo fence="true" stretchy="false">(</mo>
        <mrow>
          <mi>u</mi>
        </mrow>
        <mo fence="true" stretchy="false">)</mo>
      </mrow>
    </mrow>
    <annotation encoding="StarMath 5.0">D_{a+b}'(x) = sum from t = 2 to x sum from u = 2 to x over t d_a'( t ) cdot d_b'( u )</annotation>
  </semantics>
</math>
</file>

<file path=Object 74/content.xml><?xml version="1.0" encoding="utf-8"?>
<math xmlns="http://www.w3.org/1998/Math/MathML" display="block">
  <semantics>
    <mrow>
      <mrow>
        <mfrac>
          <msup>
            <mi>x</mi>
            <mrow>
              <mi>a</mi>
              <mo stretchy="false">+</mo>
              <mi>b</mi>
            </mrow>
          </msup>
          <mrow>
            <mrow>
              <mo fence="true" stretchy="false">(</mo>
              <mrow>
                <mrow>
                  <mi>a</mi>
                  <mo stretchy="false">+</mo>
                  <mi>b</mi>
                </mrow>
              </mrow>
              <mo fence="true" stretchy="false">)</mo>
            </mrow>
            <mi>!</mi>
          </mrow>
        </mfrac>
        <mo stretchy="false">=</mo>
        <mrow>
          <mrow>
            <munderover>
              <mo stretchy="false">∫</mo>
              <mn>0</mn>
              <mi>x</mi>
            </munderover>
            <mrow>
              <munderover>
                <mo stretchy="false">∫</mo>
                <mn>0</mn>
                <mrow>
                  <mi>x</mi>
                  <mo stretchy="false">−</mo>
                  <mi>t</mi>
                </mrow>
              </munderover>
              <mfrac>
                <msup>
                  <mi>t</mi>
                  <mrow>
                    <mi>a</mi>
                    <mo stretchy="false">−</mo>
                    <mn>1</mn>
                  </mrow>
                </msup>
                <mrow>
                  <mrow>
                    <mo fence="true" stretchy="false">(</mo>
                    <mrow>
                      <mrow>
                        <mi>a</mi>
                        <mo stretchy="false">−</mo>
                        <mn>1</mn>
                      </mrow>
                    </mrow>
                    <mo fence="true" stretchy="false">)</mo>
                  </mrow>
                  <mi>!</mi>
                </mrow>
              </mfrac>
            </mrow>
          </mrow>
          <mo stretchy="false">⋅</mo>
          <mfrac>
            <msup>
              <mi>u</mi>
              <mrow>
                <mi>b</mi>
                <mo stretchy="false">−</mo>
                <mn>1</mn>
              </mrow>
            </msup>
            <mrow>
              <mrow>
                <mo fence="true" stretchy="false">(</mo>
                <mrow>
                  <mrow>
                    <mi>b</mi>
                    <mo stretchy="false">−</mo>
                    <mn>1</mn>
                  </mrow>
                </mrow>
                <mo fence="true" stretchy="false">)</mo>
              </mrow>
              <mi>!</mi>
            </mrow>
          </mfrac>
        </mrow>
      </mrow>
      <mi mathvariant="italic">du</mi>
      <mi mathvariant="italic">dt</mi>
    </mrow>
    <annotation encoding="StarMath 5.0">x^{a+b} over {(a+b)!} = int from 0 to x int from 0 to x-t {t^{a-1} over {(a-1)!}} cdot {u^{b-1} over {(b-1)!}}du dt</annotation>
  </semantics>
</math>
</file>

<file path=Object 75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row>
          <mi>a</mi>
          <mo stretchy="false">+</mo>
          <mi>b</mi>
        </mrow>
      </msup>
      <mrow>
        <mtext>}</mtext>
        <mo stretchy="false">=</mo>
        <mtext>{</mtext>
      </mrow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i>a</mi>
        </msup>
        <mo stretchy="false">⋅</mo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i>b</mi>
        </msup>
      </mrow>
      <mtext>}</mtext>
    </mrow>
    <annotation encoding="StarMath 5.0">"{"(x-1)^{ a+b }"}" = "{"( x-1 )^a cdot ( x-1 )^b"}"</annotation>
  </semantics>
</math>
</file>

<file path=Object 76/content.xml><?xml version="1.0" encoding="utf-8"?>
<math xmlns="http://www.w3.org/1998/Math/MathML" display="block">
  <semantics>
    <mrow>
      <mrow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a</mi>
              <mo stretchy="false">+</mo>
              <mi>b</mi>
            </mrow>
          </msup>
          <mo stretchy="false">⋅</mo>
          <mfrac>
            <mrow>
              <mi mathvariant="normal">γ</mi>
              <mrow>
                <mo fence="true" stretchy="false">(</mo>
                <mrow>
                  <mrow>
                    <mrow>
                      <mi>a</mi>
                      <mo stretchy="false">+</mo>
                      <mi>b</mi>
                    </mrow>
                    <mrow>
                      <mi>,</mi>
                      <mo stretchy="false">−</mo>
                      <mi>log</mi>
                    </mrow>
                    <mi>x</mi>
                  </mrow>
                </mrow>
                <mo fence="true" stretchy="false">)</mo>
              </mrow>
            </mrow>
            <mrow>
              <mi mathvariant="normal">Γ</mi>
              <mrow>
                <mo fence="true" stretchy="false">(</mo>
                <mrow>
                  <mrow>
                    <mi>a</mi>
                    <mo stretchy="false">+</mo>
                    <mi>b</mi>
                  </mrow>
                </mrow>
                <mo fence="true" stretchy="false">)</mo>
              </mrow>
            </mrow>
          </mfrac>
        </mrow>
        <mo stretchy="false">=</mo>
        <mrow>
          <mrow>
            <munderover>
              <mo stretchy="false">∫</mo>
              <mn>1</mn>
              <mi>x</mi>
            </munderover>
            <mrow>
              <munderover>
                <mo stretchy="false">∫</mo>
                <mn>1</mn>
                <mfrac>
                  <mi>x</mi>
                  <mi>t</mi>
                </mfrac>
              </munderover>
              <mfrac>
                <mrow>
                  <msup>
                    <mi>log</mi>
                    <mrow>
                      <mi>a</mi>
                      <mo stretchy="false">−</mo>
                      <mn>1</mn>
                    </mrow>
                  </msup>
                  <mi>t</mi>
                </mrow>
                <mrow>
                  <mrow>
                    <mo fence="true" stretchy="false">(</mo>
                    <mrow>
                      <mrow>
                        <mi>a</mi>
                        <mo stretchy="false">−</mo>
                        <mn>1</mn>
                      </mrow>
                    </mrow>
                    <mo fence="true" stretchy="false">)</mo>
                  </mrow>
                  <mi>!</mi>
                </mrow>
              </mfrac>
            </mrow>
          </mrow>
          <mo stretchy="false">⋅</mo>
          <mfrac>
            <mrow>
              <msup>
                <mi>log</mi>
                <mrow>
                  <mi>b</mi>
                  <mo stretchy="false">−</mo>
                  <mn>1</mn>
                </mrow>
              </msup>
              <mi>u</mi>
            </mrow>
            <mrow>
              <mrow>
                <mo fence="true" stretchy="false">(</mo>
                <mrow>
                  <mrow>
                    <mi>b</mi>
                    <mo stretchy="false">−</mo>
                    <mn>1</mn>
                  </mrow>
                </mrow>
                <mo fence="true" stretchy="false">)</mo>
              </mrow>
              <mi>!</mi>
            </mrow>
          </mfrac>
        </mrow>
      </mrow>
      <mi mathvariant="italic">du</mi>
      <mi mathvariant="italic">dt</mi>
    </mrow>
    <annotation encoding="StarMath 5.0">(-1)^{a+b} cdot {{%gamma(a+b,-log x)}over{%GAMMA(a+b)}} = int from 1 to x int from 1 to x over t {{log^{a-1} t}over{(a-1)!}} cdot {{log^{b-1} u}over{(b-1)!}} du dt</annotation>
  </semantics>
</math>
</file>

<file path=Object 77/content.xml><?xml version="1.0" encoding="utf-8"?>
<math xmlns="http://www.w3.org/1998/Math/MathML" display="block">
  <semantics>
    <mrow>
      <mtext>{</mtext>
      <msup>
        <mi>x</mi>
        <mrow>
          <mi>y</mi>
          <mo stretchy="false">+</mo>
          <mi>z</mi>
        </mrow>
      </msup>
      <mrow>
        <mtext>}</mtext>
        <mo stretchy="false">=</mo>
        <mtext>{</mtext>
      </mrow>
      <mrow>
        <msup>
          <mi>x</mi>
          <mi>y</mi>
        </msup>
        <mo stretchy="false">⋅</mo>
        <msup>
          <mi>x</mi>
          <mi>z</mi>
        </msup>
      </mrow>
      <mtext>}</mtext>
    </mrow>
    <annotation encoding="StarMath 5.0">"{"x^{ y+z }"}" = "{"x^y cdot x^z"}"</annotation>
  </semantics>
</math>
</file>

<file path=Object 78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i>x</mi>
              </mtd>
            </mtr>
            <mtr>
              <mtd>
                <mrow>
                  <mi>a</mi>
                  <mo stretchy="false">+</mo>
                  <mi>b</mi>
                </mrow>
              </mtd>
            </mtr>
          </mtable>
        </mrow>
        <mo fence="true" stretchy="false">)</mo>
      </mrow>
      <mo stretchy="false">=</mo>
      <mrow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i>x</mi>
                <mo stretchy="false">−</mo>
                <mi>t</mi>
              </mrow>
            </munderover>
            <mrow>
              <mo fence="true" stretchy="false">(</mo>
              <mrow>
                <mtable>
                  <mtr>
                    <mtd>
                      <mrow>
                        <mi>t</mi>
                        <mo stretchy="false">−</mo>
                        <mn>1</mn>
                      </mrow>
                    </mtd>
                  </mtr>
                  <mtr>
                    <mtd>
                      <mrow>
                        <mi>a</mi>
                        <mo stretchy="false">−</mo>
                        <mn>1</mn>
                      </mrow>
                    </mtd>
                  </mtr>
                </mtable>
              </mrow>
              <mo fence="true" stretchy="false">)</mo>
            </mrow>
          </mrow>
        </mrow>
        <mo stretchy="false">⋅</mo>
        <mrow>
          <mo fence="true" stretchy="false">(</mo>
          <mrow>
            <mtable>
              <mtr>
                <mtd>
                  <mrow>
                    <mi>u</mi>
                    <mo stretchy="false">−</mo>
                    <mn>1</mn>
                  </mrow>
                </mtd>
              </mtr>
              <mtr>
                <mtd>
                  <mrow>
                    <mi>b</mi>
                    <mo stretchy="false">−</mo>
                    <mn>1</mn>
                  </mrow>
                </mtd>
              </mtr>
            </mtable>
          </mrow>
          <mo fence="true" stretchy="false">)</mo>
        </mrow>
      </mrow>
    </mrow>
    <annotation encoding="StarMath 5.0">(binom{x}{a+b}) = sum from t = 1 to x sum from u = 1 to x-t ( binom{t-1}{a-1} )cdot( binom{u-1}{b-1} )</annotation>
  </semantics>
</math>
</file>

<file path=Object 79/content.xml><?xml version="1.0" encoding="utf-8"?>
<math xmlns="http://www.w3.org/1998/Math/MathML" display="block">
  <semantics>
    <mrow>
      <mrow>
        <mrow>
          <mo fence="true" stretchy="false">(</mo>
          <mrow>
            <mtable>
              <mtr>
                <mtd>
                  <mrow>
                    <mi>x</mi>
                    <mo stretchy="false">−</mo>
                    <mn>1</mn>
                  </mrow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row>
          <mo fence="true" stretchy="false">(</mo>
          <mrow>
            <mtable>
              <mtr>
                <mtd>
                  <mi>k</mi>
                </mtd>
              </mtr>
              <mtr>
                <mtd>
                  <mi>j</mi>
                </mtd>
              </mtr>
            </mtable>
          </mrow>
          <mo fence="true" stretchy="false">)</mo>
        </mrow>
        <mo stretchy="false">⋅</mo>
        <mfrac>
          <msup>
            <mi>x</mi>
            <mrow>
              <mo fence="true" stretchy="false">(</mo>
              <mrow>
                <mi>j</mi>
              </mrow>
              <mo fence="true" stretchy="false">)</mo>
            </mrow>
          </msup>
          <mrow>
            <mi>j</mi>
            <mi>!</mi>
          </mrow>
        </mfrac>
      </mrow>
    </mrow>
    <annotation encoding="StarMath 5.0">(binom{x-1}{k}) = sum from j = 0 to k (-1)^{k-j}( binom{k}{j} )cdot{{x^(j)}over{ j! }}
</annotation>
  </semantics>
</math>
</file>

<file path=Object 8/content.xml><?xml version="1.0" encoding="utf-8"?>
<math xmlns="http://www.w3.org/1998/Math/MathML" display="block">
  <semantics>
    <mrow>
      <msup>
        <mi>log</mi>
        <mrow>
          <mi>a</mi>
          <mo stretchy="false">+</mo>
          <mi>b</mi>
        </mrow>
      </msup>
      <mrow>
        <mi>x</mi>
        <mo stretchy="false">=</mo>
        <msup>
          <mi>log</mi>
          <mi>a</mi>
        </msup>
      </mrow>
      <mrow>
        <mi>x</mi>
        <mo stretchy="false">⋅</mo>
        <msup>
          <mi>log</mi>
          <mi>b</mi>
        </msup>
      </mrow>
      <mi>x</mi>
    </mrow>
    <annotation encoding="StarMath 5.0">log^{ a+b }x = log^a x cdot log^b x</annotation>
  </semantics>
</math>
</file>

<file path=Object 80/content.xml><?xml version="1.0" encoding="utf-8"?>
<math xmlns="http://www.w3.org/1998/Math/MathML" display="block">
  <semantics>
    <mfrac>
      <msup>
        <mi>x</mi>
        <mrow>
          <mo fence="true" stretchy="false">(</mo>
          <mrow>
            <mi>z</mi>
          </mrow>
          <mo fence="true" stretchy="false">)</mo>
        </mrow>
      </msup>
      <mrow>
        <mi>z</mi>
        <mi>!</mi>
      </mrow>
    </mfrac>
    <annotation encoding="StarMath 5.0">{x^(z)}over{ z! }
</annotation>
  </semantics>
</math>
</file>

<file path=Object 81/content.xml><?xml version="1.0" encoding="utf-8"?>
<math xmlns="http://www.w3.org/1998/Math/MathML" display="block">
  <semantics>
    <mfrac>
      <msup>
        <mi>x</mi>
        <mrow>
          <mo fence="true" stretchy="false">(</mo>
          <mrow>
            <mrow>
              <mi>z</mi>
              <mo stretchy="false">−</mo>
              <mn>1</mn>
            </mrow>
          </mrow>
          <mo fence="true" stretchy="false">)</mo>
        </mrow>
      </msup>
      <mrow>
        <mrow>
          <mo fence="true" stretchy="false">(</mo>
          <mrow>
            <mrow>
              <mi>z</mi>
              <mo stretchy="false">−</mo>
              <mn>1</mn>
            </mrow>
          </mrow>
          <mo fence="true" stretchy="false">)</mo>
        </mrow>
        <mi>!</mi>
      </mrow>
    </mfrac>
    <annotation encoding="StarMath 5.0">{x^(z-1)}over{ (z-1)! }
</annotation>
  </semantics>
</math>
</file>

<file path=Object 82/content.xml><?xml version="1.0" encoding="utf-8"?>
<math xmlns="http://www.w3.org/1998/Math/MathML" display="block">
  <semantics>
    <mrow>
      <mrow>
        <mfrac>
          <msup>
            <mi>x</mi>
            <mrow>
              <mi>a</mi>
              <mo stretchy="false">+</mo>
              <mi>b</mi>
              <mo stretchy="false">−</mo>
              <mn>1</mn>
            </mrow>
          </msup>
          <mrow>
            <mrow>
              <mo fence="true" stretchy="false">(</mo>
              <mrow>
                <mrow>
                  <mi>a</mi>
                  <mo stretchy="false">+</mo>
                  <mi>b</mi>
                  <mo stretchy="false">−</mo>
                  <mn>1</mn>
                </mrow>
              </mrow>
              <mo fence="true" stretchy="false">)</mo>
            </mrow>
            <mi>!</mi>
          </mrow>
        </mfrac>
        <mo stretchy="false">=</mo>
        <mrow>
          <mrow>
            <munderover>
              <mo stretchy="false">∫</mo>
              <mn>0</mn>
              <mi>x</mi>
            </munderover>
            <mfrac>
              <msup>
                <mi>t</mi>
                <mrow>
                  <mi>a</mi>
                  <mo stretchy="false">−</mo>
                  <mn>1</mn>
                </mrow>
              </msup>
              <mrow>
                <mrow>
                  <mo fence="true" stretchy="false">(</mo>
                  <mrow>
                    <mrow>
                      <mi>a</mi>
                      <mo stretchy="false">−</mo>
                      <mn>1</mn>
                    </mrow>
                  </mrow>
                  <mo fence="true" stretchy="false">)</mo>
                </mrow>
                <mi>!</mi>
              </mrow>
            </mfrac>
          </mrow>
          <mo stretchy="false">⋅</mo>
          <mfrac>
            <msup>
              <mrow>
                <mo fence="true" stretchy="false">(</mo>
                <mrow>
                  <mrow>
                    <mi>x</mi>
                    <mo stretchy="false">−</mo>
                    <mi>t</mi>
                  </mrow>
                </mrow>
                <mo fence="true" stretchy="false">)</mo>
              </mrow>
              <mrow>
                <mi>b</mi>
                <mo stretchy="false">−</mo>
                <mn>1</mn>
              </mrow>
            </msup>
            <mrow>
              <mrow>
                <mo fence="true" stretchy="false">(</mo>
                <mrow>
                  <mrow>
                    <mi>b</mi>
                    <mo stretchy="false">−</mo>
                    <mn>1</mn>
                  </mrow>
                </mrow>
                <mo fence="true" stretchy="false">)</mo>
              </mrow>
              <mi>!</mi>
            </mrow>
          </mfrac>
        </mrow>
      </mrow>
      <mi mathvariant="italic">dt</mi>
    </mrow>
    <annotation encoding="StarMath 5.0">x^{a+b-1} over {(a+b-1)!} = int from 0 to x {t^{a-1} over {(a-1)!}} cdot {(x-t)^{b-1} over {(b-1)!}}dt</annotation>
  </semantics>
</math>
</file>

<file path=Object 83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row>
          <mi>a</mi>
          <mo stretchy="false">+</mo>
          <mi>b</mi>
        </mrow>
      </msup>
      <mrow>
        <mtext>}</mtext>
        <mo stretchy="false">=</mo>
        <mtext>{</mtext>
      </mrow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i>a</mi>
        </msup>
        <mo stretchy="false">⋅</mo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i>b</mi>
        </msup>
      </mrow>
      <mtext>}</mtext>
    </mrow>
    <annotation encoding="StarMath 5.0">"{"(x-1)^{ a+b }"}" = "{"( x-1 )^a cdot ( x-1 )^b"}"</annotation>
  </semantics>
</math>
</file>

<file path=Object 84/content.xml><?xml version="1.0" encoding="utf-8"?>
<math xmlns="http://www.w3.org/1998/Math/MathML" display="block">
  <semantics>
    <mrow>
      <mrow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  <mo stretchy="false">⋅</mo>
          <mfrac>
            <mrow>
              <mi mathvariant="normal">γ</mi>
              <mrow>
                <mo fence="true" stretchy="false">(</mo>
                <mrow>
                  <mrow>
                    <mi>k</mi>
                    <mrow>
                      <mi>,</mi>
                      <mo stretchy="false">−</mo>
                      <mi>log</mi>
                    </mrow>
                    <mi>x</mi>
                  </mrow>
                </mrow>
                <mo fence="true" stretchy="false">)</mo>
              </mrow>
            </mrow>
            <mrow>
              <mi mathvariant="normal">Γ</mi>
              <mrow>
                <mo fence="true" stretchy="false">(</mo>
                <mrow>
                  <mi>k</mi>
                </mrow>
                <mo fence="true" stretchy="false">)</mo>
              </mrow>
            </mrow>
          </mfrac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row>
          <mo fence="true" stretchy="false">(</mo>
          <mrow>
            <mtable>
              <mtr>
                <mtd>
                  <mi>k</mi>
                </mtd>
              </mtr>
              <mtr>
                <mtd>
                  <mi>j</mi>
                </mtd>
              </mtr>
            </mtable>
          </mrow>
          <mo fence="true" stretchy="false">)</mo>
        </mrow>
        <mo stretchy="false">⋅</mo>
        <mrow>
          <msub>
            <mi>L</mi>
            <mrow>
              <mo stretchy="false">−</mo>
              <mi>z</mi>
            </mrow>
          </msub>
          <mrow>
            <mo fence="true" stretchy="false">(</mo>
            <mrow>
              <mrow>
                <mi>log</mi>
                <mi>x</mi>
              </mrow>
            </mrow>
            <mo fence="true" stretchy="false">)</mo>
          </mrow>
        </mrow>
      </mrow>
    </mrow>
    <annotation encoding="StarMath 5.0">(-1)^k cdot {{ %gamma(k,-log x) }over{ %GAMMA(k) }} = sum from j = 0 to k (-1)^{k-j}( binom{k}{j} ) cdot { L_{-z}( log x )
 }</annotation>
  </semantics>
</math>
</file>

<file path=Object 85/content.xml><?xml version="1.0" encoding="utf-8"?>
<math xmlns="http://www.w3.org/1998/Math/MathML" display="block">
  <semantics>
    <mrow>
      <mrow>
        <mfrac>
          <mrow>
            <msup>
              <mi>log</mi>
              <mrow>
                <mi>a</mi>
                <mo stretchy="false">+</mo>
                <mi>b</mi>
                <mo stretchy="false">−</mo>
                <mn>1</mn>
              </mrow>
            </msup>
            <mi>t</mi>
          </mrow>
          <mrow>
            <mrow>
              <mo fence="true" stretchy="false">(</mo>
              <mrow>
                <mrow>
                  <mi>a</mi>
                  <mo stretchy="false">+</mo>
                  <mi>b</mi>
                  <mo stretchy="false">−</mo>
                  <mn>1</mn>
                </mrow>
              </mrow>
              <mo fence="true" stretchy="false">)</mo>
            </mrow>
            <mi>!</mi>
          </mrow>
        </mfrac>
        <mo stretchy="false">=</mo>
        <mrow>
          <mrow>
            <munderover>
              <mo stretchy="false">∫</mo>
              <mn>1</mn>
              <mi>x</mi>
            </munderover>
            <mfrac>
              <mrow>
                <msup>
                  <mi>log</mi>
                  <mrow>
                    <mi>a</mi>
                    <mo stretchy="false">−</mo>
                    <mn>1</mn>
                  </mrow>
                </msup>
                <mi>t</mi>
              </mrow>
              <mrow>
                <mrow>
                  <mo fence="true" stretchy="false">(</mo>
                  <mrow>
                    <mrow>
                      <mi>a</mi>
                      <mo stretchy="false">−</mo>
                      <mn>1</mn>
                    </mrow>
                  </mrow>
                  <mo fence="true" stretchy="false">)</mo>
                </mrow>
                <mi>!</mi>
              </mrow>
            </mfrac>
          </mrow>
          <mo stretchy="false">⋅</mo>
          <mfrac>
            <mrow>
              <msup>
                <mi>log</mi>
                <mrow>
                  <mi>b</mi>
                  <mo stretchy="false">−</mo>
                  <mn>1</mn>
                </mrow>
              </msup>
              <mfrac>
                <mi>x</mi>
                <mi>t</mi>
              </mfrac>
            </mrow>
            <mrow>
              <mrow>
                <mo fence="true" stretchy="false">(</mo>
                <mrow>
                  <mrow>
                    <mi>b</mi>
                    <mo stretchy="false">−</mo>
                    <mn>1</mn>
                  </mrow>
                </mrow>
                <mo fence="true" stretchy="false">)</mo>
              </mrow>
              <mi>!</mi>
            </mrow>
          </mfrac>
        </mrow>
      </mrow>
      <mi mathvariant="italic">dt</mi>
    </mrow>
    <annotation encoding="StarMath 5.0">{log^{a+b-1} t}over{(a+b-1)!} = int from 1 to x {{log^{a-1} t}over{(a-1)!}} cdot {{log^{b-1} {x over t}}over{(b-1)!}} dt</annotation>
  </semantics>
</math>
</file>

<file path=Object 86/content.xml><?xml version="1.0" encoding="utf-8"?>
<math xmlns="http://www.w3.org/1998/Math/MathML" display="block">
  <semantics>
    <mrow>
      <msub>
        <mi>d</mi>
        <mrow>
          <mi>a</mi>
          <mo stretchy="false">+</mo>
          <mi>b</mi>
        </mrow>
      </msub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row>
              <mrow>
                <mi>t</mi>
                <mo stretchy="false">⋅</mo>
                <mi>u</mi>
              </mrow>
              <mo stretchy="false">=</mo>
              <mi>x</mi>
            </mrow>
          </munder>
          <msub>
            <mi>d</mi>
            <mi>a</mi>
          </msub>
        </mrow>
      </mrow>
      <mi>'</mi>
      <mrow>
        <mrow>
          <mo fence="true" stretchy="false">(</mo>
          <mrow>
            <mi>t</mi>
          </mrow>
          <mo fence="true" stretchy="false">)</mo>
        </mrow>
        <mo stretchy="false">⋅</mo>
        <msub>
          <mi>d</mi>
          <mi>b</mi>
        </msub>
      </mrow>
      <mi>'</mi>
      <mrow>
        <mo fence="true" stretchy="false">(</mo>
        <mrow>
          <mi>u</mi>
        </mrow>
        <mo fence="true" stretchy="false">)</mo>
      </mrow>
    </mrow>
    <annotation encoding="StarMath 5.0">d_{a+b}'(x) = sum from t cdot u = x d_a'( t ) cdot d_b'( u )</annotation>
  </semantics>
</math>
</file>

<file path=Object 87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b>
        <mi>D</mi>
        <mi>j</mi>
      </msub>
      <mrow>
        <mo fence="true" stretchy="false">(</mo>
        <mrow>
          <mi>x</mi>
        </mrow>
        <mo fence="true" stretchy="false">)</mo>
      </mrow>
    </mrow>
    <annotation encoding="StarMath 5.0">D_k'(x) = sum from j = 0 to k (-1)^{k-j}( binom{k}{j} )D_j( x )</annotation>
  </semantics>
</math>
</file>

<file path=Object 88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89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9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i>k</mi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p>
        <mi>x</mi>
        <mi>j</mi>
      </msup>
    </mrow>
    <annotation encoding="StarMath 5.0">(x-1)^k = sum from j = 0 to k (-1)^{k-j}( binom{k}{j} )x^j</annotation>
  </semantics>
</math>
</file>

<file path=Object 90/content.xml><?xml version="1.0" encoding="utf-8"?>
<math xmlns="http://www.w3.org/1998/Math/MathML" display="block">
  <semantics>
    <mrow>
      <mrow>
        <mfrac>
          <msup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n>1</mn>
            </mrow>
          </msup>
          <mrow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i>!</mi>
          </mrow>
        </mfrac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row>
          <mo fence="true" stretchy="false">(</mo>
          <mrow>
            <mtable>
              <mtr>
                <mtd>
                  <mi>k</mi>
                </mtd>
              </mtr>
              <mtr>
                <mtd>
                  <mi>j</mi>
                </mtd>
              </mtr>
            </mtable>
          </mrow>
          <mo fence="true" stretchy="false">)</mo>
        </mrow>
        <mo stretchy="false">⋅</mo>
        <mrow>
          <msubsup>
            <mi>L</mi>
            <mrow>
              <mi>z</mi>
              <mo stretchy="false">−</mo>
              <mn>1</mn>
            </mrow>
            <mrow>
              <mo fence="true" stretchy="false">(</mo>
              <mrow>
                <mn>1</mn>
              </mrow>
              <mo fence="true" stretchy="false">)</mo>
            </mrow>
          </msubsup>
          <mrow>
            <mo fence="true" stretchy="false">(</mo>
            <mrow>
              <mrow>
                <mn>1</mn>
                <mo stretchy="false">−</mo>
                <mi>x</mi>
              </mrow>
            </mrow>
            <mo fence="true" stretchy="false">)</mo>
          </mrow>
        </mrow>
      </mrow>
    </mrow>
    <annotation encoding="StarMath 5.0">(x-1)^{k-1} over { (k-1)! } = sum from j = 0 to k (-1)^{k-j}( binom{k}{j} )cdot{L_{ z-1 }^(1)(1-x )}</annotation>
  </semantics>
</math>
</file>

<file path=Object 91/content.xml><?xml version="1.0" encoding="utf-8"?>
<math xmlns="http://www.w3.org/1998/Math/MathML" display="block">
  <semantics>
    <mrow>
      <mrow>
        <mrow>
          <mo fence="true" stretchy="false">(</mo>
          <mrow>
            <mtable>
              <mtr>
                <mtd>
                  <mrow>
                    <mi>x</mi>
                    <mo stretchy="false">−</mo>
                    <mn>2</mn>
                  </mrow>
                </mtd>
              </mtr>
              <mtr>
                <mtd>
                  <mrow>
                    <mi>k</mi>
                    <mo stretchy="false">−</mo>
                    <mn>1</mn>
                  </mrow>
                </mtd>
              </mtr>
            </mtable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row>
          <mo fence="true" stretchy="false">(</mo>
          <mrow>
            <mtable>
              <mtr>
                <mtd>
                  <mi>k</mi>
                </mtd>
              </mtr>
              <mtr>
                <mtd>
                  <mi>j</mi>
                </mtd>
              </mtr>
            </mtable>
          </mrow>
          <mo fence="true" stretchy="false">)</mo>
        </mrow>
        <mo stretchy="false">⋅</mo>
        <mfrac>
          <msup>
            <mi>x</mi>
            <mrow>
              <mo fence="true" stretchy="false">(</mo>
              <mrow>
                <mrow>
                  <mi>j</mi>
                  <mo stretchy="false">−</mo>
                  <mn>1</mn>
                </mrow>
              </mrow>
              <mo fence="true" stretchy="false">)</mo>
            </mrow>
          </msup>
          <mrow>
            <mrow>
              <mo fence="true" stretchy="false">(</mo>
              <mrow>
                <mrow>
                  <mi>j</mi>
                  <mo stretchy="false">−</mo>
                  <mn>1</mn>
                </mrow>
              </mrow>
              <mo fence="true" stretchy="false">)</mo>
            </mrow>
            <mi>!</mi>
          </mrow>
        </mfrac>
      </mrow>
    </mrow>
    <annotation encoding="StarMath 5.0">(binom{x-2}{k-1}) = sum from j = 0 to k (-1)^{k-j}( binom{k}{j} )cdot{{x^(j-1)}over{ (j-1)! }}
</annotation>
  </semantics>
</math>
</file>

<file path=Object 92/content.xml><?xml version="1.0" encoding="utf-8"?>
<math xmlns="http://www.w3.org/1998/Math/MathML" display="block">
  <semantics>
    <mrow>
      <mrow>
        <mfrac>
          <mrow>
            <msup>
              <mi>log</mi>
              <mrow>
                <mi>k</mi>
                <mo stretchy="false">−</mo>
                <mn>1</mn>
              </mrow>
            </msup>
            <mi>x</mi>
          </mrow>
          <mrow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i>!</mi>
          </mrow>
        </mfrac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row>
          <mo fence="true" stretchy="false">(</mo>
          <mrow>
            <mtable>
              <mtr>
                <mtd>
                  <mi>k</mi>
                </mtd>
              </mtr>
              <mtr>
                <mtd>
                  <mi>j</mi>
                </mtd>
              </mtr>
            </mtable>
          </mrow>
          <mo fence="true" stretchy="false">)</mo>
        </mrow>
        <mo stretchy="false">⋅</mo>
        <mrow>
          <mo fence="true" stretchy="false">(</mo>
          <mrow>
            <mrow>
              <mrow>
                <mrow>
                  <mo stretchy="false">−</mo>
                  <mfrac>
                    <mn>1</mn>
                    <mi>x</mi>
                  </mfrac>
                </mrow>
                <mo stretchy="false">⋅</mo>
                <msubsup>
                  <mi>L</mi>
                  <mrow>
                    <mrow>
                      <mo stretchy="false">−</mo>
                      <mi>j</mi>
                    </mrow>
                    <mo stretchy="false">−</mo>
                    <mn>1</mn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subsup>
              </mrow>
              <mrow>
                <mo fence="true" stretchy="false">(</mo>
                <mrow>
                  <mrow>
                    <mi>log</mi>
                    <mi>x</mi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{{ log^{k-1} x }over{ (k-1)! }} = sum from j = 0 to k (-1)^{k-j}( binom{k}{j} ) cdot { (- {1 over x} cdot   L_{ -j-1 }^(1)(log x ))
}</annotation>
  </semantics>
</math>
</file>

<file path=Object 93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b>
        <mi>d</mi>
        <mi>j</mi>
      </msub>
      <mrow>
        <mo fence="true" stretchy="false">(</mo>
        <mrow>
          <mi>x</mi>
        </mrow>
        <mo fence="true" stretchy="false">)</mo>
      </mrow>
    </mrow>
    <annotation encoding="StarMath 5.0">d_k'(x) = sum from j = 0 to k (-1)^{k-j}( binom{k}{j} )d_j( x )</annotation>
  </semantics>
</math>
</file>